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Constantia" svg:font-family="Constantia, Palatino, 'Palatino Linotype', 'Palatino LT STD', Georgia, serif"/>
    <style:font-face style:name="Helvetica Neue" svg:font-family="'Helvetica Neue', Helvetica, Arial, sans-serif"/>
    <style:font-face style:name="Menlo" svg:font-family="Menlo, Monaco, Consolas,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521in" table:align="left"/>
    </style:style>
    <style:style style:name="Table1.A" style:family="table-column">
      <style:table-column-properties style:column-width="1.1243in"/>
    </style:style>
    <style:style style:name="Table1.B" style:family="table-column">
      <style:table-column-properties style:column-width="4.8278in"/>
    </style:style>
    <style:style style:name="Table1.A1" style:family="table-cell">
      <style:table-cell-properties style:vertical-align="middle" fo:padding="0in" fo:border="none"/>
    </style:style>
    <style:style style:name="Table2" style:family="table">
      <style:table-properties style:width="5.0313in" table:align="left"/>
    </style:style>
    <style:style style:name="Table2.A" style:family="table-column">
      <style:table-column-properties style:column-width="0.6889in"/>
    </style:style>
    <style:style style:name="Table2.B" style:family="table-column">
      <style:table-column-properties style:column-width="4.3424in"/>
    </style:style>
    <style:style style:name="Table2.A1" style:family="table-cell">
      <style:table-cell-properties style:vertical-align="middle" fo:padding="0in" fo:border="none"/>
    </style:style>
    <style:style style:name="Table3" style:family="table">
      <style:table-properties style:width="3.9451in" table:align="left"/>
    </style:style>
    <style:style style:name="Table3.A" style:family="table-column">
      <style:table-column-properties style:column-width="0.6507in"/>
    </style:style>
    <style:style style:name="Table3.B" style:family="table-column">
      <style:table-column-properties style:column-width="3.2944in"/>
    </style:style>
    <style:style style:name="Table3.A1" style:family="table-cell">
      <style:table-cell-properties style:vertical-align="middle" fo:padding="0in" fo:border="none"/>
    </style:style>
    <style:style style:name="P1" style:family="paragraph" style:parent-style-name="Text_20_body">
      <style:paragraph-properties fo:margin-left="0.4925in" fo:margin-right="0.0209in" fo:margin-top="0in" fo:margin-bottom="0in" style:contextual-spacing="false" style:line-height-at-least="0.2291in" fo:widows="1" fo:text-indent="0in" style:auto-text-indent="false" fo:padding="0in" fo:border="none"/>
    </style:style>
    <style:style style:name="P2" style:family="paragraph" style:parent-style-name="Standard">
      <style:paragraph-properties fo:margin-left="0.4925in" fo:margin-right="0in" fo:margin-top="0in" fo:margin-bottom="0in" style:contextual-spacing="false" fo:text-indent="0in" style:auto-text-indent="false"/>
      <style:text-properties style:font-name="Liberation Sans" fo:font-size="10pt" fo:font-weight="normal" officeooo:rsid="003592db" officeooo:paragraph-rsid="003592db" style:font-size-asian="10pt" style:font-weight-asian="normal" style:font-size-complex="10pt" style:font-weight-complex="normal"/>
    </style:style>
    <style:style style:name="P3" style:family="paragraph" style:parent-style-name="Standard">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1bb316" style:font-size-asian="10pt" style:font-weight-asian="normal" style:font-size-complex="10pt" style:font-weight-complex="normal"/>
    </style:style>
    <style:style style:name="P4" style:family="paragraph" style:parent-style-name="Standard">
      <style:paragraph-properties fo:margin-top="0in" fo:margin-bottom="0in" style:contextual-spacing="false"/>
      <style:text-properties style:font-name="Liberation Sans" fo:font-size="10pt" fo:font-weight="normal" officeooo:paragraph-rsid="001bb316" style:font-size-asian="10pt" style:font-weight-asian="normal" style:font-size-complex="10pt" style:font-weight-complex="normal"/>
    </style:style>
    <style:style style:name="P5" style:family="paragraph" style:parent-style-name="Standard">
      <style:paragraph-properties fo:margin-top="0in" fo:margin-bottom="0in" style:contextual-spacing="false"/>
      <style:text-properties style:font-name="Liberation Sans" fo:font-size="10pt" fo:font-weight="normal" officeooo:rsid="001e5cf0" officeooo:paragraph-rsid="001e5cf0" style:font-size-asian="10pt" style:font-weight-asian="normal" style:font-size-complex="10pt" style:font-weight-complex="normal"/>
    </style:style>
    <style:style style:name="P6" style:family="paragraph" style:parent-style-name="Standard">
      <style:paragraph-properties fo:margin-top="0in" fo:margin-bottom="0in" style:contextual-spacing="false"/>
      <style:text-properties style:font-name="Liberation Sans" fo:font-size="10pt" fo:font-weight="normal" officeooo:rsid="00205b53" officeooo:paragraph-rsid="00205b53" style:font-size-asian="10pt" style:font-weight-asian="normal" style:font-size-complex="10pt" style:font-weight-complex="normal"/>
    </style:style>
    <style:style style:name="P7" style:family="paragraph" style:parent-style-name="Standard">
      <style:paragraph-properties fo:margin-top="0in" fo:margin-bottom="0in" style:contextual-spacing="false"/>
      <style:text-properties style:font-name="Liberation Sans" fo:font-size="10pt" fo:font-weight="normal" officeooo:rsid="002c7383" officeooo:paragraph-rsid="002c7383" style:font-size-asian="10pt" style:font-weight-asian="normal" style:font-size-complex="10pt" style:font-weight-complex="normal"/>
    </style:style>
    <style:style style:name="P8" style:family="paragraph" style:parent-style-name="Standard">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9" style:family="paragraph" style:parent-style-name="Standard">
      <style:paragraph-properties fo:margin-top="0in" fo:margin-bottom="0in" style:contextual-spacing="false"/>
      <style:text-properties style:font-name="Liberation Sans" fo:font-size="10pt" fo:font-weight="normal" officeooo:rsid="0033ae7c" officeooo:paragraph-rsid="0033ae7c" style:font-size-asian="10pt" style:font-weight-asian="normal" style:font-size-complex="10pt" style:font-weight-complex="normal"/>
    </style:style>
    <style:style style:name="P10" style:family="paragraph" style:parent-style-name="Standard">
      <style:paragraph-properties fo:margin-top="0in" fo:margin-bottom="0in" style:contextual-spacing="false"/>
      <style:text-properties style:font-name="Liberation Sans" fo:font-size="10pt" fo:font-weight="normal" officeooo:rsid="003592db" officeooo:paragraph-rsid="003592db" style:font-size-asian="10pt" style:font-weight-asian="normal" style:font-size-complex="10pt" style:font-weight-complex="normal"/>
    </style:style>
    <style:style style:name="P11" style:family="paragraph" style:parent-style-name="Standard">
      <style:paragraph-properties fo:margin-top="0in" fo:margin-bottom="0in" style:contextual-spacing="false"/>
      <style:text-properties style:font-name="Liberation Sans" fo:font-size="10pt" fo:font-weight="normal" officeooo:rsid="00375418" officeooo:paragraph-rsid="00375418" style:font-size-asian="10pt" style:font-weight-asian="normal" style:font-size-complex="10pt" style:font-weight-complex="normal"/>
    </style:style>
    <style:style style:name="P12" style:family="paragraph" style:parent-style-name="Standard">
      <style:paragraph-properties fo:margin-top="0in" fo:margin-bottom="0in" style:contextual-spacing="false"/>
      <style:text-properties style:font-name="Liberation Sans" fo:font-size="10pt" fo:font-weight="normal" officeooo:rsid="00375aa6" officeooo:paragraph-rsid="00375aa6" style:font-size-asian="10pt" style:font-weight-asian="normal" style:font-size-complex="10pt" style:font-weight-complex="normal"/>
    </style:style>
    <style:style style:name="P13" style:family="paragraph" style:parent-style-name="Standard">
      <style:paragraph-properties fo:margin-top="0in" fo:margin-bottom="0in" style:contextual-spacing="false"/>
      <style:text-properties style:font-name="Liberation Sans" fo:font-size="10pt" fo:font-weight="normal" officeooo:rsid="001bb316" officeooo:paragraph-rsid="001bb316" style:font-size-asian="10pt" style:font-weight-asian="normal" style:font-size-complex="10pt" style:font-weight-complex="normal"/>
    </style:style>
    <style:style style:name="P14" style:family="paragraph" style:parent-style-name="Standard">
      <style:paragraph-properties fo:margin-top="0in" fo:margin-bottom="0in" style:contextual-spacing="false"/>
      <style:text-properties style:font-name="Liberation Sans" fo:font-size="10pt" fo:font-weight="normal" officeooo:rsid="001bdf07" officeooo:paragraph-rsid="001bdf07" style:font-size-asian="10pt" style:font-weight-asian="normal" style:font-size-complex="10pt" style:font-weight-complex="normal"/>
    </style:style>
    <style:style style:name="P15" style:family="paragraph" style:parent-style-name="Standard">
      <style:paragraph-properties fo:margin-top="0in" fo:margin-bottom="0in" style:contextual-spacing="false"/>
      <style:text-properties style:font-name="Liberation Sans" fo:font-size="10pt" fo:font-weight="normal" officeooo:rsid="001c6d4e" officeooo:paragraph-rsid="001c6d4e" style:font-size-asian="10pt" style:font-weight-asian="normal" style:font-size-complex="10pt" style:font-weight-complex="normal"/>
    </style:style>
    <style:style style:name="P16" style:family="paragraph" style:parent-style-name="Standard">
      <style:paragraph-properties fo:margin-top="0in" fo:margin-bottom="0in" style:contextual-spacing="false"/>
      <style:text-properties style:font-name="Liberation Sans" fo:font-size="10pt" fo:font-weight="normal" officeooo:rsid="002160c8" officeooo:paragraph-rsid="002160c8" style:font-size-asian="10pt" style:font-weight-asian="normal" style:font-size-complex="10pt" style:font-weight-complex="normal"/>
    </style:style>
    <style:style style:name="P17" style:family="paragraph" style:parent-style-name="Standard">
      <style:paragraph-properties fo:margin-top="0in" fo:margin-bottom="0in" style:contextual-spacing="false"/>
      <style:text-properties officeooo:rsid="0029a44a" officeooo:paragraph-rsid="0029a44a"/>
    </style:style>
    <style:style style:name="P18" style:family="paragraph" style:parent-style-name="Standard">
      <style:paragraph-properties fo:margin-top="0in" fo:margin-bottom="0in" style:contextual-spacing="false"/>
      <style:text-properties officeooo:paragraph-rsid="001bb316"/>
    </style:style>
    <style:style style:name="P19" style:family="paragraph" style:parent-style-name="Standard">
      <style:paragraph-properties fo:margin-top="0in" fo:margin-bottom="0in" style:contextual-spacing="false"/>
      <style:text-properties fo:font-variant="normal" fo:text-transform="none" fo:color="#222222" style:font-name="Liberation Sans" fo:font-size="10pt" fo:letter-spacing="normal" fo:font-style="normal" fo:font-weight="normal" officeooo:rsid="00375aa6" officeooo:paragraph-rsid="00375aa6" style:font-size-asian="10pt" style:font-weight-asian="normal" style:font-size-complex="10pt" style:font-weight-complex="normal"/>
    </style:style>
    <style:style style:name="P20"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21"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c6d4e" officeooo:paragraph-rsid="001c6d4e" style:font-size-asian="10pt" style:font-weight-asian="normal" style:font-size-complex="10pt" style:font-weight-complex="normal"/>
    </style:style>
    <style:style style:name="P22" style:family="paragraph" style:parent-style-name="Standard">
      <style:paragraph-properties fo:margin-top="0in" fo:margin-bottom="0in" style:contextual-spacing="false"/>
      <style:text-properties officeooo:rsid="001bb316" officeooo:paragraph-rsid="001bb316"/>
    </style:style>
    <style:style style:name="P23" style:family="paragraph" style:parent-style-name="Standard">
      <style:paragraph-properties fo:margin-top="0in" fo:margin-bottom="0in" style:contextual-spacing="false" fo:break-before="page"/>
      <style:text-properties style:font-name="Liberation Sans" fo:font-size="10pt" fo:font-weight="normal" officeooo:rsid="0031c3ab" officeooo:paragraph-rsid="0031c3ab" style:font-size-asian="10pt" style:font-weight-asian="normal" style:font-size-complex="10pt" style:font-weight-complex="normal"/>
    </style:style>
    <style:style style:name="P24" style:family="paragraph" style:parent-style-name="Standard">
      <style:paragraph-properties fo:margin-top="0in" fo:margin-bottom="0in" style:contextual-spacing="false" style:border-line-width-bottom="0.0047in 0.0047in 0.0047in" fo:padding="0.0291in" fo:border-left="none" fo:border-right="none" fo:border-top="none" fo:border-bottom="1.05pt double #000000" style:join-border="false"/>
      <style:text-properties style:font-name="Liberation Sans" fo:font-size="10pt" fo:font-weight="normal" officeooo:rsid="001bb316" officeooo:paragraph-rsid="001bb316" style:font-size-asian="10pt" style:font-weight-asian="normal" style:font-size-complex="10pt" style:font-weight-complex="normal"/>
    </style:style>
    <style:style style:name="P25"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2dea7" officeooo:paragraph-rsid="0042dea7" style:font-size-asian="10pt" style:font-weight-asian="normal" style:font-size-complex="10pt" style:font-weight-complex="normal"/>
    </style:style>
    <style:style style:name="P26"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56ef8" officeooo:paragraph-rsid="00456ef8" style:font-size-asian="10pt" style:font-weight-asian="normal" style:font-size-complex="10pt" style:font-weight-complex="normal"/>
    </style:style>
    <style:style style:name="P2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2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2fe3e5" officeooo:paragraph-rsid="002fe3e5" style:font-size-asian="10pt" style:font-weight-asian="normal" style:font-size-complex="10pt" style:font-weight-complex="normal"/>
    </style:style>
    <style:style style:name="P2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3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0b8e" officeooo:paragraph-rsid="003e0b8e" style:font-size-asian="10pt" style:font-weight-asian="normal" style:font-size-complex="10pt" style:font-weight-complex="normal"/>
    </style:style>
    <style:style style:name="P3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3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3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24e" officeooo:paragraph-rsid="0040e24e" style:font-size-asian="10pt" style:font-weight-asian="normal" style:font-size-complex="10pt" style:font-weight-complex="normal"/>
    </style:style>
    <style:style style:name="P3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3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3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3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48297" officeooo:paragraph-rsid="00448297" style:font-size-asian="10pt" style:font-weight-asian="normal" style:font-size-complex="10pt" style:font-weight-complex="normal"/>
    </style:style>
    <style:style style:name="P3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89b91" officeooo:paragraph-rsid="00489b91" style:font-size-asian="10pt" style:font-weight-asian="normal" style:font-size-complex="10pt" style:font-weight-complex="normal"/>
    </style:style>
    <style:style style:name="P3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56ef8" officeooo:paragraph-rsid="00456ef8" style:font-size-asian="10pt" style:font-weight-asian="normal" style:font-size-complex="10pt" style:font-weight-complex="normal"/>
    </style:style>
    <style:style style:name="P4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02c" officeooo:paragraph-rsid="004fb02c" style:font-size-asian="10pt" style:font-weight-asian="normal" style:font-size-complex="10pt" style:font-weight-complex="normal"/>
    </style:style>
    <style:style style:name="P4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881" officeooo:paragraph-rsid="004fb881" style:font-size-asian="10pt" style:font-weight-asian="normal" style:font-size-complex="10pt" style:font-weight-complex="normal"/>
    </style:style>
    <style:style style:name="P4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4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4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4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3fd54" style:font-size-asian="10pt" style:font-weight-asian="normal" style:font-size-complex="10pt" style:font-weight-complex="normal"/>
    </style:style>
    <style:style style:name="P4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4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4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49"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5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weight-asian="normal" style:font-size-complex="10pt" style:font-weight-complex="normal"/>
    </style:style>
    <style:style style:name="P51" style:family="paragraph" style:parent-style-name="Text_20_body">
      <style:paragraph-properties fo:margin-left="0.4925in" fo:margin-right="0in" fo:margin-top="0in" fo:margin-bottom="0in" style:contextual-spacing="false" style:line-height-at-least="0.2291in" fo:widows="1" fo:text-indent="0in" style:auto-text-indent="false"/>
    </style:style>
    <style:style style:name="P52" style:family="paragraph" style:parent-style-name="Text_20_body" style:list-style-name="L3">
      <style:paragraph-properties fo:margin-left="0.4925in" fo:margin-right="0in" fo:margin-top="0in" fo:margin-bottom="0in" style:contextual-spacing="false" style:line-height-at-least="0.2291in" fo:widows="1" fo:text-indent="0in" style:auto-text-indent="false"/>
    </style:style>
    <style:style style:name="P53" style:family="paragraph" style:parent-style-name="Text_20_body" style:list-style-name="L4">
      <style:paragraph-properties fo:margin-left="0.4925in" fo:margin-right="0in" fo:margin-top="0in" fo:margin-bottom="0in" style:contextual-spacing="false" style:line-height-at-least="0.2291in" fo:widows="1" fo:text-indent="0in" style:auto-text-indent="false"/>
    </style:style>
    <style:style style:name="P54" style:family="paragraph" style:parent-style-name="Text_20_body" style:list-style-name="L5">
      <style:paragraph-properties fo:margin-left="0.4925in" fo:margin-right="0in" fo:margin-top="0in" fo:margin-bottom="0in" style:contextual-spacing="false" style:line-height-at-least="0.2291in" fo:widows="1" fo:text-indent="0in" style:auto-text-indent="false"/>
    </style:style>
    <style:style style:name="P55" style:family="paragraph" style:parent-style-name="Text_20_body" style:list-style-name="L6">
      <style:paragraph-properties fo:margin-left="0.4925in" fo:margin-right="0in" fo:margin-top="0in" fo:margin-bottom="0in" style:contextual-spacing="false" style:line-height-at-least="0.2291in" fo:widows="1" fo:text-indent="0in" style:auto-text-indent="false"/>
    </style:style>
    <style:style style:name="P56" style:family="paragraph" style:parent-style-name="Text_20_body" style:list-style-name="L7">
      <style:paragraph-properties fo:margin-left="0.4925in" fo:margin-right="0in" fo:margin-top="0in" fo:margin-bottom="0in" style:contextual-spacing="false" style:line-height-at-least="0.2291in" fo:widows="1" fo:text-indent="0in" style:auto-text-indent="false"/>
    </style:style>
    <style:style style:name="P57"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style>
    <style:style style:name="P58"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P59" style:family="paragraph" style:parent-style-name="Text_20_body">
      <style:paragraph-properties fo:margin-left="0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6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6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62" style:family="paragraph" style:parent-style-name="Text_20_body">
      <style:paragraph-properties fo:margin-left="0in" fo:margin-right="0in" fo:margin-top="0in" fo:margin-bottom="0in" style:contextual-spacing="false" style:line-height-at-least="0.2291in" fo:widows="1" fo:text-indent="0in" style:auto-text-indent="false"/>
    </style:style>
    <style:style style:name="P6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6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6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6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6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6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6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7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6fdc6" officeooo:paragraph-rsid="0046fdc6" style:font-size-asian="10pt" style:font-weight-asian="normal" style:font-size-complex="10pt" style:font-weight-complex="normal"/>
    </style:style>
    <style:style style:name="P7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9efef" officeooo:paragraph-rsid="0049efef" style:font-size-asian="10pt" style:font-weight-asian="normal" style:font-size-complex="10pt" style:font-weight-complex="normal"/>
    </style:style>
    <style:style style:name="P7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c4c32" officeooo:paragraph-rsid="004c4c32" style:font-size-asian="10pt" style:font-weight-asian="normal" style:font-size-complex="10pt" style:font-weight-complex="normal"/>
    </style:style>
    <style:style style:name="P7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fb02c" officeooo:paragraph-rsid="004fb02c" style:font-size-asian="10pt" style:font-weight-asian="normal" style:font-size-complex="10pt" style:font-weight-complex="normal"/>
    </style:style>
    <style:style style:name="P7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7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7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7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78" style:family="paragraph" style:parent-style-name="Text_20_body" style:list-style-name="L2">
      <style:paragraph-properties fo:margin-top="0in" fo:margin-bottom="0in" style:contextual-spacing="false" style:line-height-at-least="0.2291in" fo:widows="1"/>
    </style:style>
    <style:style style:name="P79" style:family="paragraph" style:parent-style-name="Text_20_body" style:list-style-name="L1">
      <style:paragraph-properties fo:margin-top="0in" fo:margin-bottom="0in" style:contextual-spacing="false" style:line-height-at-least="0.2291in" fo:widows="1"/>
    </style:style>
    <style:style style:name="P80"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f90b" style:font-name-asian="Droid Sans Fallback1" style:font-size-asian="10pt" style:font-weight-asian="normal" style:font-name-complex="Liberation Mono" style:font-size-complex="10pt" style:font-weight-complex="normal"/>
    </style:style>
    <style:style style:name="P81"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82"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83"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160c8" officeooo:paragraph-rsid="002160c8" style:font-size-asian="10pt" style:font-weight-asian="normal" style:font-size-complex="10pt" style:font-weight-complex="normal"/>
    </style:style>
    <style:style style:name="P84"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85" style:family="paragraph" style:parent-style-name="Text_20_body">
      <style:paragraph-properties fo:margin-top="0in" fo:margin-bottom="0in" style:contextual-spacing="false"/>
      <style:text-properties fo:font-size="10pt" fo:font-weight="normal" style:font-size-asian="10pt" style:font-weight-asian="normal" style:font-size-complex="10pt" style:font-weight-complex="normal"/>
    </style:style>
    <style:style style:name="P86" style:family="paragraph" style:parent-style-name="Text_20_body">
      <style:paragraph-properties fo:margin-top="0in" fo:margin-bottom="0in" style:contextual-spacing="false"/>
      <style:text-properties fo:font-size="10pt" fo:font-weight="normal" officeooo:rsid="00236347" officeooo:paragraph-rsid="00236347" style:font-size-asian="10pt" style:font-weight-asian="normal" style:font-size-complex="10pt" style:font-weight-complex="normal"/>
    </style:style>
    <style:style style:name="P87" style:family="paragraph" style:parent-style-name="Text_20_body">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88" style:family="paragraph" style:parent-style-name="Text_20_body">
      <style:paragraph-properties fo:margin-top="0in" fo:margin-bottom="0in" style:contextual-spacing="false"/>
      <style:text-properties style:font-name="Liberation Sans" fo:font-size="10pt" fo:font-weight="normal" officeooo:paragraph-rsid="00236347" style:font-size-asian="10pt" style:font-weight-asian="normal" style:font-size-complex="10pt" style:font-weight-complex="normal"/>
    </style:style>
    <style:style style:name="P89" style:family="paragraph" style:parent-style-name="Text_20_body">
      <style:paragraph-properties fo:margin-top="0in" fo:margin-bottom="0in" style:contextual-spacing="false"/>
      <style:text-properties style:font-name="Liberation Sans" fo:font-size="10pt" fo:font-weight="normal" officeooo:rsid="00236347" officeooo:paragraph-rsid="00236347" style:font-size-asian="10pt" style:font-weight-asian="normal" style:font-size-complex="10pt" style:font-weight-complex="normal"/>
    </style:style>
    <style:style style:name="P90" style:family="paragraph" style:parent-style-name="Text_20_body">
      <style:paragraph-properties fo:margin-top="0in" fo:margin-bottom="0in" style:contextual-spacing="false"/>
      <style:text-properties style:font-name="Liberation Sans" fo:font-size="10pt" fo:font-weight="normal" officeooo:rsid="00240263" officeooo:paragraph-rsid="00240263" style:font-size-asian="10pt" style:font-weight-asian="normal" style:font-size-complex="10pt" style:font-weight-complex="normal"/>
    </style:style>
    <style:style style:name="P91" style:family="paragraph" style:parent-style-name="Text_20_body">
      <style:paragraph-properties fo:margin-top="0in" fo:margin-bottom="0in" style:contextual-spacing="false"/>
      <style:text-properties style:font-name="Liberation Sans" fo:font-size="10pt" fo:font-weight="normal" officeooo:rsid="002523a3" officeooo:paragraph-rsid="002523a3" style:font-size-asian="10pt" style:font-weight-asian="normal" style:font-size-complex="10pt" style:font-weight-complex="normal"/>
    </style:style>
    <style:style style:name="P92" style:family="paragraph" style:parent-style-name="Text_20_body">
      <style:paragraph-properties fo:margin-top="0in" fo:margin-bottom="0in" style:contextual-spacing="false"/>
      <style:text-properties style:font-name="Liberation Sans" fo:font-size="10pt" fo:font-weight="normal" officeooo:rsid="003d4c01" officeooo:paragraph-rsid="003d4c01" style:font-size-asian="10pt" style:font-weight-asian="normal" style:font-size-complex="10pt" style:font-weight-complex="normal"/>
    </style:style>
    <style:style style:name="P93" style:family="paragraph" style:parent-style-name="Text_20_body">
      <style:paragraph-properties fo:margin-top="0in" fo:margin-bottom="0in" style:contextual-spacing="false"/>
      <style:text-properties style:font-name="Liberation Sans" fo:font-size="10pt" fo:font-weight="normal" officeooo:rsid="003d4c01" officeooo:paragraph-rsid="003dfec4" style:font-size-asian="10pt" style:font-weight-asian="normal" style:font-size-complex="10pt" style:font-weight-complex="normal"/>
    </style:style>
    <style:style style:name="P94" style:family="paragraph" style:parent-style-name="Text_20_body">
      <style:paragraph-properties fo:margin-top="0in" fo:margin-bottom="0in" style:contextual-spacing="false"/>
      <style:text-properties style:font-name="Liberation Sans" fo:font-size="10pt" fo:font-weight="normal" officeooo:rsid="003dfec4" officeooo:paragraph-rsid="003dfec4" style:font-size-asian="10pt" style:font-weight-asian="normal" style:font-size-complex="10pt" style:font-weight-complex="normal"/>
    </style:style>
    <style:style style:name="P95" style:family="paragraph" style:parent-style-name="Text_20_body">
      <style:paragraph-properties fo:margin-top="0in" fo:margin-bottom="0in" style:contextual-spacing="false"/>
      <style:text-properties style:font-name="Liberation Sans" fo:font-size="10pt" fo:font-weight="normal" officeooo:rsid="003e0b8e" officeooo:paragraph-rsid="003e0b8e" style:font-size-asian="10pt" style:font-weight-asian="normal" style:font-size-complex="10pt" style:font-weight-complex="normal"/>
    </style:style>
    <style:style style:name="P96" style:family="paragraph" style:parent-style-name="Text_20_body">
      <style:paragraph-properties fo:margin-top="0in" fo:margin-bottom="0in" style:contextual-spacing="false" fo:break-before="page"/>
      <style:text-properties style:font-name="Liberation Sans" fo:font-size="10pt" fo:font-weight="normal" officeooo:rsid="003d4c01" officeooo:paragraph-rsid="003d4c01" style:font-size-asian="10pt" style:font-weight-asian="normal" style:font-size-complex="10pt" style:font-weight-complex="normal"/>
    </style:style>
    <style:style style:name="P97"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98"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99"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18670" officeooo:paragraph-rsid="0053fd54" style:font-size-asian="10pt" style:font-weight-asian="normal" style:font-size-complex="10pt" style:font-weight-complex="normal"/>
    </style:style>
    <style:style style:name="P100"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101" style:family="paragraph" style:parent-style-name="Text_20_body">
      <style:paragraph-properties fo:margin-left="1.4772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102" style:family="paragraph" style:parent-style-name="Heading_20_2">
      <style:paragraph-properties fo:margin-top="0in" fo:margin-bottom="0in" style:contextual-spacing="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3" style:family="paragraph" style:parent-style-name="Table_20_Contents">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104" style:family="paragraph" style:parent-style-name="Preformatted_20_Text">
      <style:paragraph-properties fo:margin-left="0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105" style:family="paragraph" style:parent-style-name="Preformatted_20_Text">
      <style:paragraph-properties fo:margin-left="0.4925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6"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107"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8"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109"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110"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paragraph-rsid="0041928e" style:font-size-asian="10pt" style:font-weight-asian="normal" style:font-size-complex="10pt" style:font-weight-complex="normal"/>
    </style:style>
    <style:style style:name="P111"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12"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c3ab" style:font-size-asian="10pt" style:font-weight-asian="normal" style:font-size-complex="10pt" style:font-weight-complex="normal"/>
    </style:style>
    <style:style style:name="P113"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114"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115"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16" style:family="paragraph" style:parent-style-name="Preformatted_20_Text">
      <style:paragraph-properties fo:margin-top="0in" fo:margin-bottom="0in" style:contextual-spacing="false"/>
      <style:text-properties fo:font-variant="normal" fo:text-transform="none" fo:color="#333333" style:font-name="Menlo" fo:font-size="9pt" fo:letter-spacing="normal" fo:font-style="normal" fo:font-weight="normal" officeooo:rsid="001bdf07" officeooo:paragraph-rsid="001bdf07"/>
    </style:style>
    <style:style style:name="P117" style:family="paragraph" style:parent-style-name="Preformatted_20_Text">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118" style:family="paragraph" style:parent-style-name="Preformatted_20_Text">
      <style:paragraph-properties fo:margin-top="0in" fo:margin-bottom="0in" style:contextual-spacing="false" style:line-height-at-least="0.2291in" fo:widows="1"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119"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20"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121"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122"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officeooo:paragraph-rsid="002fe3e5" style:font-size-asian="10pt" style:font-weight-asian="normal" style:font-size-complex="10pt" style:font-weight-complex="normal"/>
    </style:style>
    <style:style style:name="P123" style:family="paragraph" style:parent-style-name="Preformatted_20_Text">
      <style:paragraph-properties fo:margin-top="0in" fo:margin-bottom="0in" style:contextual-spacing="false" style:line-height-at-least="0.1874in" fo:widows="1"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24"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weight-asian="normal" style:font-size-complex="10pt" style:font-weight-complex="normal"/>
    </style:style>
    <style:style style:name="P125" style:family="paragraph" style:parent-style-name="Preformatted_20_Text">
      <style:paragraph-properties fo:margin-left="0.9846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505508" style:font-size-asian="10pt" style:font-size-complex="10pt"/>
    </style:style>
    <style:style style:name="P126" style:family="paragraph" style:parent-style-name="Heading_20_4">
      <style:paragraph-properties fo:margin-left="0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27" style:family="paragraph" style:parent-style-name="Heading_20_4">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28" style:family="paragraph" style:parent-style-name="Heading_20_4">
      <style:paragraph-properties fo:margin-left="0.4925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29" style:family="paragraph" style:parent-style-name="Heading_20_4">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9efef" officeooo:paragraph-rsid="0049efef" style:font-size-asian="10pt" style:font-weight-asian="normal" style:font-size-complex="10pt" style:font-weight-complex="normal"/>
    </style:style>
    <style:style style:name="P130" style:family="paragraph" style:parent-style-name="List_20_Heading">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2fe3e5" style:font-size-asian="10pt" style:font-weight-asian="normal" style:font-size-complex="10pt" style:font-weight-complex="normal"/>
    </style:style>
    <style:style style:name="P131" style:family="paragraph" style:parent-style-name="List_20_Heading">
      <style:paragraph-properties fo:margin-top="0in" fo:margin-bottom="0in" style:contextual-spacing="false" fo:line-height="142%" fo:widows="1"/>
    </style:style>
    <style:style style:name="P132" style:family="paragraph" style:parent-style-name="List_20_Heading">
      <style:paragraph-properties fo:margin-top="0in" fo:margin-bottom="0in" style:contextual-spacing="false" fo:line-height="142%" fo:widows="1"/>
      <style:text-properties officeooo:paragraph-rsid="003d4c01"/>
    </style:style>
    <style:style style:name="T1" style:family="text">
      <style:text-properties fo:color="#3465a4" style:font-name="Liberation Sans" fo:font-size="10pt" fo:font-weight="normal" style:font-size-asian="10pt" style:font-weight-asian="normal" style:font-size-complex="10pt" style:font-weight-complex="normal"/>
    </style:style>
    <style:style style:name="T2" style:family="text">
      <style:text-properties fo:font-variant="normal" fo:text-transform="none" fo:color="#333333" fo:letter-spacing="normal"/>
    </style:style>
    <style:style style:name="T3" style:family="text">
      <style:text-properties fo:font-variant="normal" fo:text-transform="none" fo:color="#333333" fo:letter-spacing="normal" fo:font-style="normal"/>
    </style:style>
    <style:style style:name="T4" style:family="text">
      <style:text-properties fo:font-variant="normal" fo:text-transform="none" fo:color="#333333" fo:letter-spacing="normal" fo:font-style="normal" officeooo:rsid="0026ce4d"/>
    </style:style>
    <style:style style:name="T5" style:family="text">
      <style:text-properties fo:font-variant="normal" fo:text-transform="none" fo:color="#333333" fo:letter-spacing="normal" fo:font-style="normal" style:font-style-asian="normal" style:font-style-complex="normal"/>
    </style:style>
    <style:style style:name="T6" style:family="text">
      <style:text-properties fo:font-variant="normal" fo:text-transform="none" fo:color="#333333" fo:letter-spacing="normal" fo:font-style="normal" officeooo:rsid="0050092f" style:font-style-asian="normal" style:font-style-complex="normal"/>
    </style:style>
    <style:style style:name="T7" style:family="text">
      <style:text-properties fo:font-variant="normal" fo:text-transform="none" fo:color="#333333" fo:letter-spacing="normal" fo:font-style="italic" style:font-style-asian="italic" style:font-style-complex="italic"/>
    </style:style>
    <style:style style:name="T8" style:family="text">
      <style:text-properties fo:font-variant="normal" fo:text-transform="none" fo:color="#333333" style:font-name="Liberation Sans" fo:font-size="10pt" fo:letter-spacing="normal" fo:font-style="normal" fo:font-weight="normal" fo:background-color="#f8f8f8" loext:char-shading-value="0" style:font-size-asian="10pt" style:font-weight-asian="normal" style:font-size-complex="10pt" style:font-weight-complex="normal" fo:padding-left="0.052in" fo:padding-right="0.052in" fo:padding-top="0.0193in" fo:padding-bottom="0.0193in" fo:border="0.06pt solid #eaeaea"/>
    </style:style>
    <style:style style:name="T9" style:family="text">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T10" style:family="text">
      <style:text-properties fo:font-variant="normal" fo:text-transform="none" fo:color="#333333" style:font-name="Liberation Sans" fo:font-size="10pt" fo:letter-spacing="normal" fo:font-style="normal" fo:font-weight="normal" officeooo:rsid="0039377b" style:font-size-asian="10pt" style:font-weight-asian="normal" style:font-size-complex="10pt" style:font-weight-complex="normal"/>
    </style:style>
    <style:style style:name="T11" style:family="text">
      <style:text-properties fo:font-variant="normal" fo:text-transform="none" fo:color="#333333" style:font-name="Liberation Sans" fo:font-size="10pt" fo:letter-spacing="normal" fo:font-style="normal" fo:font-weight="normal" officeooo:rsid="003d4c01" style:font-size-asian="10pt" style:font-weight-asian="normal" style:font-size-complex="10pt" style:font-weight-complex="normal"/>
    </style:style>
    <style:style style:name="T12" style:family="text">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T13" style:family="text">
      <style:text-properties fo:font-variant="normal" fo:text-transform="none" fo:color="#333333" style:font-name="Liberation Sans" fo:letter-spacing="normal"/>
    </style:style>
    <style:style style:name="T14" style:family="text">
      <style:text-properties fo:font-variant="normal" fo:text-transform="none" fo:color="#333333" style:font-name="Liberation Sans" fo:letter-spacing="normal" fo:font-style="normal"/>
    </style:style>
    <style:style style:name="T15" style:family="text">
      <style:text-properties fo:font-variant="normal" fo:text-transform="none" fo:color="#333333" style:font-name="Liberation Sans" fo:letter-spacing="normal" fo:font-style="normal" fo:font-weight="normal" style:font-weight-asian="normal" style:font-weight-complex="normal"/>
    </style:style>
    <style:style style:name="T16" style:family="text">
      <style:text-properties fo:font-variant="normal" fo:text-transform="none" fo:color="#999988" style:font-name="Liberation Sans" fo:font-size="10pt" fo:letter-spacing="normal" fo:font-style="normal" fo:font-weight="normal" fo:background-color="#f9f2f4" loext:char-shading-value="0" style:font-size-asian="10pt" style:font-weight-asian="normal" style:font-size-complex="10pt" style:font-weight-complex="normal" fo:padding="0in" fo:border="none"/>
    </style:style>
    <style:style style:name="T17" style:family="text">
      <style:text-properties fo:font-variant="normal" fo:text-transform="none" fo:color="#999988" style:font-name="Liberation Sans" fo:letter-spacing="normal" fo:font-style="normal" fo:padding="0in" fo:border="none"/>
    </style:style>
    <style:style style:name="T18" style:family="text">
      <style:text-properties fo:font-variant="normal" fo:text-transform="none" fo:color="#999988" style:font-name="Liberation Sans" fo:letter-spacing="normal" fo:font-style="normal" fo:background-color="#f9f2f4" loext:char-shading-value="0" fo:padding="0in" fo:border="none"/>
    </style:style>
    <style:style style:name="T19" style:family="text">
      <style:text-properties fo:font-variant="normal" fo:text-transform="none" fo:color="#337ab7" style:text-line-through-style="none" style:text-line-through-type="none" fo:letter-spacing="normal" fo:font-style="normal" style:text-underline-style="none" style:text-blinking="false"/>
    </style:style>
    <style:style style:name="T20" style:family="text">
      <style:text-properties fo:font-variant="normal" fo:text-transform="none" fo:color="#337ab7" style:text-line-through-style="none" style:text-line-through-type="none" style:font-name="Liberation Sans" fo:letter-spacing="normal" fo:font-style="normal" style:text-underline-style="none" style:text-blinking="false"/>
    </style:style>
    <style:style style:name="T21"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22" style:family="text">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T23" style:family="text">
      <style:text-properties fo:font-variant="normal" fo:text-transform="none" fo:color="#008cba"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24" style:family="text">
      <style:text-properties fo:font-variant="normal" fo:text-transform="none" fo:color="#000000" style:font-name="Liberation Sans" fo:letter-spacing="normal" fo:font-style="normal" fo:background-color="#eeeeee" loext:char-shading-value="0" fo:padding="0in" fo:border="none"/>
    </style:style>
    <style:style style:name="T25" style:family="text">
      <style:text-properties fo:color="#999988" style:font-name="Liberation Sans" fo:font-size="10pt" style:font-size-asian="10pt" style:font-weight-asian="normal" style:font-size-complex="10pt" style:font-weight-complex="normal" fo:padding="0in" fo:border="none"/>
    </style:style>
    <style:style style:name="T26" style:family="text">
      <style:text-properties officeooo:rsid="002160c8"/>
    </style:style>
    <style:style style:name="T27" style:family="text">
      <style:text-properties officeooo:rsid="00236347"/>
    </style:style>
    <style:style style:name="T28" style:family="text">
      <style:text-properties officeooo:rsid="002d7165"/>
    </style:style>
    <style:style style:name="T29" style:family="text">
      <style:text-properties fo:font-style="normal"/>
    </style:style>
    <style:style style:name="T30" style:family="text">
      <style:text-properties fo:font-style="normal" officeooo:rsid="002fe3e5"/>
    </style:style>
    <style:style style:name="T31" style:family="text">
      <style:text-properties fo:font-style="normal" style:font-style-asian="normal" style:font-style-complex="normal"/>
    </style:style>
    <style:style style:name="T32" style:family="text">
      <style:text-properties fo:font-style="normal" officeooo:rsid="0042dea7" style:font-style-asian="normal" style:font-style-complex="normal"/>
    </style:style>
    <style:style style:name="T33" style:family="text">
      <style:text-properties fo:font-style="normal" officeooo:rsid="004d6e37" style:font-style-asian="normal" style:font-style-complex="normal"/>
    </style:style>
    <style:style style:name="T34" style:family="text">
      <style:text-properties fo:font-style="normal" officeooo:rsid="0041928e"/>
    </style:style>
    <style:style style:name="T35" style:family="text">
      <style:text-properties officeooo:rsid="0031f90b"/>
    </style:style>
    <style:style style:name="T36" style:family="text">
      <style:text-properties officeooo:rsid="003592db"/>
    </style:style>
    <style:style style:name="T37" style:family="text">
      <style:text-properties officeooo:rsid="003badd0"/>
    </style:style>
    <style:style style:name="T38" style:family="text">
      <style:text-properties officeooo:rsid="00505508" style:font-weight-asian="normal" style:font-weight-complex="normal"/>
    </style:style>
    <style:style style:name="T39" style:family="text">
      <style:text-properties officeooo:rsid="003d4c01"/>
    </style:style>
    <style:style style:name="T40" style:family="text">
      <style:text-properties officeooo:rsid="002fe3e5"/>
    </style:style>
    <style:style style:name="T41" style:family="text">
      <style:text-properties officeooo:rsid="003dfec4"/>
    </style:style>
    <style:style style:name="T42" style:family="text">
      <style:text-properties style:font-name="Liberation Sans"/>
    </style:style>
    <style:style style:name="T43" style:family="text">
      <style:text-properties style:font-name="Liberation Sans" fo:font-size="10pt" fo:font-weight="normal" style:font-size-asian="10pt" style:font-weight-asian="normal" style:font-size-complex="10pt" style:font-weight-complex="normal"/>
    </style:style>
    <style:style style:name="T44" style:family="text">
      <style:text-properties style:font-name="Liberation Sans" fo:font-size="10pt" fo:font-weight="normal" officeooo:rsid="001a9d3b" style:font-size-asian="10pt" style:font-weight-asian="normal" style:font-size-complex="10pt" style:font-weight-complex="normal"/>
    </style:style>
    <style:style style:name="T45" style:family="text">
      <style:text-properties style:font-name="Liberation Sans" fo:font-size="10pt" fo:font-weight="normal" officeooo:rsid="001bb316" style:font-size-asian="10pt" style:font-weight-asian="normal" style:font-size-complex="10pt" style:font-weight-complex="normal"/>
    </style:style>
    <style:style style:name="T46" style:family="text">
      <style:text-properties style:font-name="Liberation Sans" fo:font-size="10pt" style:font-size-asian="10pt" style:font-weight-asian="normal" style:font-size-complex="10pt" style:font-weight-complex="normal"/>
    </style:style>
    <style:style style:name="T47" style:family="text">
      <style:text-properties style:font-name="Liberation Sans" fo:font-weight="normal" officeooo:rsid="002fe3e5" style:font-weight-asian="normal" style:font-weight-complex="normal"/>
    </style:style>
    <style:style style:name="T48" style:family="text">
      <style:text-properties style:font-name="Liberation Sans" fo:font-weight="normal" officeooo:rsid="003d4c01" style:font-weight-asian="normal" style:font-weight-complex="normal"/>
    </style:style>
    <style:style style:name="T49" style:family="text">
      <style:text-properties style:font-name="Liberation Sans" fo:font-style="normal" style:font-style-asian="normal" style:font-style-complex="normal"/>
    </style:style>
    <style:style style:name="T50" style:family="text">
      <style:text-properties officeooo:rsid="003e0b8e"/>
    </style:style>
    <style:style style:name="T51" style:family="text">
      <style:text-properties style:font-name="Bitstream Vera Sans" fo:font-size="10pt" fo:font-style="normal" fo:font-weight="normal" officeooo:rsid="0049efef" style:font-size-asian="10pt" style:font-style-asian="normal" style:font-weight-asian="normal" style:font-size-complex="10pt" style:font-style-complex="normal" style:font-weight-complex="normal"/>
    </style:style>
    <style:style style:name="T52" style:family="text">
      <style:text-properties officeooo:rsid="0040e24e"/>
    </style:style>
    <style:style style:name="T53" style:family="text">
      <style:text-properties officeooo:rsid="0041928e"/>
    </style:style>
    <style:style style:name="T54" style:family="text">
      <style:text-properties fo:font-style="italic" style:font-style-asian="italic" style:font-style-complex="italic"/>
    </style:style>
    <style:style style:name="T55" style:family="text">
      <style:text-properties officeooo:rsid="0053fd54"/>
    </style:style>
    <style:style style:name="T56" style:family="text">
      <style:text-properties officeooo:rsid="0054e434"/>
    </style:style>
    <style:style style:name="T57" style:family="text">
      <style:text-properties officeooo:rsid="005634b4"/>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7"><text:a xlink:type="simple" xlink:href="http://learn-rails.com/users/sign_in"><text:span text:style-name="T43">http://learn-rails.com/users/sign_in</text:span></text:a><text:span text:style-name="T43"> <text:s text:c="4"/></text:span><text:a xlink:type="simple" xlink:href="mailto:Al@afedor.com"><text:span text:style-name="T43">Al@afedor.com</text:span></text:a><text:span text:style-name="T43"> / AD6Ve1#!R@1l$ </text:span></text:p>
      <text:p text:style-name="P4"/>
      <text:p text:style-name="P4"/>
      <text:p text:style-name="P18"><text:span text:style-name="T43">github commands </text:span><text:span text:style-name="T44">also see cheat sheet</text:span><text:span text:style-name="T43"><text:line-break/><text:line-break/>global values are in </text:span><text:span text:style-name="T1">~/.gitconfig</text:span><text:span text:style-name="T43"><text:line-break/>project values are in path/projectDirectory/.git/config<text:line-break/><text:line-break/><text:line-break/>$ git config --global user.name "xxxxx"<text:line-break/>$ git config --global user.emal "</text:span><text:span text:style-name="T1">yyyy@whatever.xxx"</text:span><text:span text:style-name="T43"><text:line-break/>$ git config --list<text:line-break/>$ man git<text:line-break/>$man gittutorial<text:line-break/><text:line-break/>in folder to put into repo:<text:line-break/>$ cd aaaa<text:line-break/>$ git init<text:line-break/>$ git remote add origin </text:span><text:a xlink:type="simple" xlink:href="https://github.com/tripleanalytics/aaaa.git"><text:span text:style-name="T1">https://github.com/tripleanalytics/aaaa.git</text:span></text:a><text:span text:style-name="T43"><text:line-break/><text:line-break/>$ git add . # adds all new files<text:line-break/>$ git add -u #updates tracking for files that chnged names or were delete<text:line-break/>$ git add -A #does both of above<text:line-break/><text:line-break/>$ git config --global user.email "</text:span><text:span text:style-name="T1">your_email@example.com"</text:span><text:span text:style-name="T43"><text:line-break/>$ git config --global #displays setting<text:line-break/>$ git config user.email "</text:span><text:span text:style-name="T1">yourother_email@example.com"</text:span><text:span text:style-name="T43"> #in project directory<text:line-break/>$ git config user.email #displays setting<text:line-break/><text:line-break/>$ git commit -m "message"<text:line-break/>$ git push #defaults... interesting messages come back -or-<text:line-break/>$ git push origin master # git push &lt;alias (local)&gt; <text:line-break/><text:line-break/>misc...<text:line-break/>branches..<text:line-break/>$ git checkout branchname #switches to specified branch<text:line-break/>$ git branch #lists all branches, indicates current<text:line-break/>$ git checkout master #switch to master branch type<text:line-break/><text:line-break/>$ git reset # resets the commit history but not the files<text:line-break/>$ git reset --hard # resets the history AND the files in the working tree<text:line-break/>$ git push &lt;reponame&gt; -f # points remote repository to current rolled back state<text:line-break/>(including branch name? as in: $ git push origin master -f)<text:line-break/><text:line-break/></text:span></text:p>
      <text:p text:style-name="P5">$ git mv README.rdoc README.md</text:p>
      <text:p text:style-name="P5"/>
      <text:p text:style-name="P6">$ git log</text:p>
      <text:p text:style-name="P6">$ git log –oneline</text:p>
      <text:p text:style-name="P6"/>
      <text:p text:style-name="P7">To clone, <text:span text:style-name="T28">goes into director learn-rails inside current directory sets up .git/config – check user/pw</text:span></text:p>
      <text:p text:style-name="P7">git clone https://JustGrapeApe:N8jga2M3t3rs@github.com/JustGrapeApe/learn-rails.git </text:p>
      <text:p text:style-name="P7"/>
      <text:p text:style-name="P7"/>
      <text:p text:style-name="P23">To install RoR:</text:p>
      <text:p text:style-name="P8"/>
      <text:p text:style-name="P8"><text:span text:style-name="T35">1. <text:s/></text:span>first install (stable) rvm: </text:p>
      <text:p text:style-name="P8">from: https://rvm.io/rvm/install</text:p>
      <text:p text:style-name="P112">gpg --keyserver hkp://keys.gnupg.net --recv-keys 409B6B1796C275462A1703113804BB82D39DC0E3</text:p>
      <text:p text:style-name="P112">\curl -sSL https://get.rvm.io | bash -s stable --ruby</text:p>
      <text:p text:style-name="P112"/>
      <text:p text:style-name="P80">If you already have RVM installed, update it to the latest version and install Ruby:</text:p>
      <text:p text:style-name="P104">$ rvm get stable --autolibs=enable</text:p>
      <text:p text:style-name="P118">$ rvm install ruby</text:p>
      <text:p text:style-name="P118">$ rvm --default use ruby-2.2.3</text:p>
      <text:h text:style-name="P102" text:outline-level="2">Install Node.js <text:span text:style-name="T37">or use gem: </text:span>therubyracer</text:h>
      <text:p text:style-name="P57"><text:span text:style-name="T22">Since Rails 3.1, a JavaScript runtime has been needed for development on Ubuntu Linux. The JavaScript runtime is required to compile code for the Rails asset pipeline. For development on Ubuntu Linux it is best to install the </text:span><text:a xlink:type="simple" xlink:href="http://nodejs.org/"><text:span text:style-name="T23">Node.js</text:span></text:a><text:span text:style-name="T22"> server-side JavaScript environment.</text:span></text:p>
      <text:p text:style-name="P105">$ sudo apt-get install nodejs</text:p>
      <text:p text:style-name="P1"><text:span text:style-name="T22">and set it in your </text:span><text:span text:style-name="Source_20_Text"><text:span text:style-name="T8">$PATH</text:span></text:span><text:span text:style-name="T22">.</text:span></text:p>
      <text:p text:style-name="P58">If you don’t install Node.js, you’ll need to add this to the Gemfile for each Rails application you build:</text:p>
      <text:p text:style-name="P105">gem 'therubyracer'</text:p>
      <text:p text:style-name="P81">$gem list <text:s text:c="2"/>#list of gems</text:p>
      <text:p text:style-name="P81">$rvm gemset list</text:p>
      <text:p text:style-name="P81">$rvm gemset use global</text:p>
      <text:p text:style-name="P113">$gem outdated</text:p>
      <text:p text:style-name="P113">$gem update <text:s/>### needs development environment</text:p>
      <text:p text:style-name="P113"/>
      <text:p text:style-name="P9">IF AFTER INSTALLING RVM, YOU LAUNCH A TERMINAL SESSION AND IT DOESN'T KNOW THAT rvm EXISTS, ENTER THIS COMMAND:</text:p>
      <text:p text:style-name="P9">$ source ~/.rvm/scripts/rvm</text:p>
      <text:p text:style-name="P9"><text:s text:c="3"/>you may place it in .bash_profile NOTE THE DOUBLE “&gt;&gt;”</text:p>
      <text:p text:style-name="P9">$ echo “source $HOME/.rvm/scripts/rvm” &gt;&gt; ~/.bash_profile</text:p>
      <text:p text:style-name="P9"/>
      <text:p text:style-name="P10">&gt;&gt;&gt; NOTE... I had a sybolic link directory to a nfs directory. <text:s/>This seems to have confused rvm... I have since removed the symbolic link and cd'd right to where the rails project is... all seems to be running fine again</text:p>
      <text:p text:style-name="P8"/>
      <text:p text:style-name="P11">nokogiri gem:</text:p>
      <text:p text:style-name="P117"><text:span text:style-name="Source_20_Text"><text:span text:style-name="T24">sudo apt-get install build-essential bison openssl libreadline6 libreadline6-dev curl git-core zlib1g zlib1g-dev libssl-dev libyaml-dev libxml2-dev autoconf libc6-dev ncurses-dev automake libtool</text:span></text:span></text:p>
      <text:p text:style-name="P12">sudo apt-get install libxslt-dev</text:p>
      <text:p text:style-name="P12">sudo apt-get install libxslt-dev</text:p>
      <text:p text:style-name="P19">sudo apt-get install libgmp-dev</text:p>
      <text:p text:style-name="P12">gem install nokogiri</text:p>
      <text:p text:style-name="P13"/>
      <text:p text:style-name="P13"><text:span text:style-name="T36">More </text:span>RVM Commands</text:p>
      <text:p text:style-name="P4"/>
      <text:p text:style-name="P13">$ rvm list <text:s/>#list of Ruby version</text:p>
      <text:p text:style-name="P13">$ rvm gemset list # list of available gemsets associated with current Ruby version</text:p>
      <text:p text:style-name="P4"/>
      <text:p text:style-name="P13">$ rvm gemset use global <text:s/># switch to gem set “global”</text:p>
      <text:p text:style-name="P13">$ rvm gemset use default # switch to gem set “default”</text:p>
      <text:p text:style-name="P4"/>
      <text:p text:style-name="P13">Project specific Gemset example</text:p>
      <text:p text:style-name="P18"><text:span text:style-name="T45">$ rvm use </text:span><text:a xlink:type="simple" xlink:href="mailto:ruby-2.2.3@learn-reals"><text:span text:style-name="T45">ruby-2.2.3@learn-rails</text:span></text:a><text:span text:style-name="T45"> –create <text:s/>#create gem set learn-rails for use with ruby 2.2.3</text:span></text:p>
      <text:p text:style-name="P13">$ gem install rails <text:s text:c="3"/>#installs latest version of rails</text:p>
      <text:p text:style-name="P13"><text:soft-page-break/>$ rails -v <text:s text:c="3"/># rails version</text:p>
      <text:p text:style-name="P13"/>
      <text:p text:style-name="P13"><text:tab/><text:span text:style-name="T36">available:</text:span></text:p>
      <text:p text:style-name="P2"><text:s/>* ruby-railties-3.2</text:p>
      <text:p text:style-name="P2"><text:s/>* ruby-railties-4.0</text:p>
      <text:p text:style-name="P4"/>
      <text:p text:style-name="P13">Starter application …...</text:p>
      <text:p text:style-name="P18"><text:span text:style-name="T43"><text:s text:c="3"/></text:span><text:span text:style-name="T45">see RailsApps project <text:s/></text:span><text:a xlink:type="simple" xlink:href="http://railsapps.github.io/?_ga=1.3388722.323113668.1445108858"><text:span text:style-name="T45">http://railsapps.github.io/?_ga=1.3388722.323113668.1445108858</text:span></text:a></text:p>
      <text:p text:style-name="P3">After you gain some skill with this tutorial, you might use the RailsApps starter apps to instantly generate a Rails application with features like authentication, authorization, and an attractive design.</text:p>
      <text:p text:style-name="P24"/>
      <text:p text:style-name="P4"/>
      <text:p text:style-name="P13">Workspace</text:p>
      <text:p text:style-name="P13">~/workspace</text:p>
      <text:p text:style-name="P13">$ cd ~/workspace</text:p>
      <text:p text:style-name="P22"><text:span text:style-name="T43">$ rvm use </text:span><text:a xlink:type="simple" xlink:href="mailto:ruby-2.2.3@learn-rails"><text:span text:style-name="T43">ruby-2.2.3@learn-rails</text:span></text:a></text:p>
      <text:p text:style-name="P13">$ rvm gemset list</text:p>
      <text:p text:style-name="P13"/>
      <text:p text:style-name="P13"/>
      <text:p text:style-name="P14">make a sticky gemset</text:p>
      <text:p text:style-name="P114">$ rvm use ruby-2.2.3@learn-rails –ruby-version <text:s/># when you cd into the directory, it sets this up</text:p>
      <text:p text:style-name="P114">$ gem install rails</text:p>
      <text:p text:style-name="P114"/>
      <text:p text:style-name="P116"><text:span text:style-name="T46">The </text:span><text:span text:style-name="Source_20_Text"><text:span text:style-name="T25">--ruby-version</text:span></text:span><text:span text:style-name="T46"> argument creates two files, </text:span><text:span text:style-name="Strong_20_Emphasis"><text:span text:style-name="T43">.ruby-version</text:span></text:span><text:span text:style-name="T46"> and </text:span><text:span text:style-name="Strong_20_Emphasis"><text:span text:style-name="T43">.ruby-gemset</text:span></text:span><text:span text:style-name="T46">, that set RVM every time we </text:span><text:span text:style-name="Source_20_Text"><text:span text:style-name="T25">cd</text:span></text:span><text:span text:style-name="T46"> to the project directory. Without these two hidden files, you’d need to remember to enter</text:span><text:span text:style-name="Source_20_Text"><text:span text:style-name="T25">rvm use ruby-2.2.3@learn-rails</text:span></text:span><text:span text:style-name="T46"> every time you start work on your project after closing the console.</text:span></text:p>
      <text:p text:style-name="P14">$ ls -lpa</text:p>
      <text:p text:style-name="P14"/>
      <text:p text:style-name="P14">Launch rails server, launches webrick:</text:p>
      <text:p text:style-name="P14">$ rails server -or-</text:p>
      <text:p text:style-name="P14"><text:s text:c="2"/><text:tab/>$ rails s</text:p>
      <text:p text:style-name="P14"><text:s/>(you need JavaScript runtime, Node.js, for the server to run)</text:p>
      <text:p text:style-name="P15">messages scroll, same on log/development.log</text:p>
      <text:p text:style-name="P20">If you make changes to the Gemfile, or changes to configuration files, the web server must be shut down and relaunched for changes to be activated.</text:p>
      <text:p text:style-name="P14"/>
      <text:p text:style-name="P21">Rule of thumb, changes to anything in the app/ folder or config/routes.rb can be made without a restart. <text:s/>Changes to gems or configuration files loaded at webserver launch</text:p>
      <text:p text:style-name="P15"/>
      <text:p text:style-name="P21"/>
      <text:p text:style-name="P82">These folders and files are important to beginners. This is where you will spend your time in Rails.</text:p>
      <table:table table:name="Table1" table:style-name="Table1">
        <table:table-column table:style-name="Table1.A"/>
        <table:table-column table:style-name="Table1.B"/>
        <table:table-row>
          <table:table-cell table:style-name="Table1.A1" office:value-type="string">
            <text:p text:style-name="P103">Gemfile</text:p>
          </table:table-cell>
          <table:table-cell table:style-name="Table1.A1" office:value-type="string">
            <text:p text:style-name="P103">Lists all the gems used by the application.</text:p>
          </table:table-cell>
        </table:table-row>
        <table:table-row>
          <table:table-cell table:style-name="Table1.A1" office:value-type="string">
            <text:p text:style-name="P103">Gemfile.lock</text:p>
          </table:table-cell>
          <table:table-cell table:style-name="Table1.A1" office:value-type="string">
            <text:p text:style-name="P103">Lists gem versions and dependencies.</text:p>
          </table:table-cell>
        </table:table-row>
        <table:table-row>
          <table:table-cell table:style-name="Table1.A1" office:value-type="string">
            <text:p text:style-name="P103">README.rdoc</text:p>
          </table:table-cell>
          <table:table-cell table:style-name="Table1.A1" office:value-type="string">
            <text:p text:style-name="P103">A page for documentation.</text:p>
          </table:table-cell>
        </table:table-row>
        <table:table-row>
          <table:table-cell table:style-name="Table1.A1" office:value-type="string">
            <text:p text:style-name="P103">app/</text:p>
          </table:table-cell>
          <table:table-cell table:style-name="Table1.A1" office:value-type="string">
            <text:p text:style-name="P103">Application folders and files.</text:p>
          </table:table-cell>
        </table:table-row>
        <table:table-row>
          <table:table-cell table:style-name="Table1.A1" office:value-type="string">
            <text:p text:style-name="P103">config/</text:p>
          </table:table-cell>
          <table:table-cell table:style-name="Table1.A1" office:value-type="string">
            <text:p text:style-name="P103">Configuration folders and files.</text:p>
          </table:table-cell>
        </table:table-row>
        <table:table-row>
          <table:table-cell table:style-name="Table1.A1" office:value-type="string">
            <text:p text:style-name="P103">db/</text:p>
          </table:table-cell>
          <table:table-cell table:style-name="Table1.A1" office:value-type="string">
            <text:p text:style-name="P103">Database folders and files.</text:p>
          </table:table-cell>
        </table:table-row>
        <table:table-row>
          <table:table-cell table:style-name="Table1.A1" office:value-type="string">
            <text:p text:style-name="P103">public/</text:p>
          </table:table-cell>
          <table:table-cell table:style-name="Table1.A1" office:value-type="string">
            <text:p text:style-name="P103">Files for web pages that do not contain Ruby code, such as error pages.</text:p>
          </table:table-cell>
        </table:table-row>
      </table:table>
      <text:h text:style-name="P126" text:outline-level="4"><text:bookmark text:name="not-so-important-folders-and-files"/>Not-So-Important Folders and Files</text:h>
      <text:p text:style-name="P59">These folders and files are not important to beginners.</text:p>
      <table:table table:name="Table2" table:style-name="Table2">
        <table:table-column table:style-name="Table2.A"/>
        <table:table-column table:style-name="Table2.B"/>
        <table:table-row>
          <table:table-cell table:style-name="Table2.A1" office:value-type="string">
            <text:p text:style-name="P103">Rakefile</text:p>
          </table:table-cell>
          <table:table-cell table:style-name="Table2.A1" office:value-type="string">
            <text:p text:style-name="P103">Directives for the Rake utility program.</text:p>
          </table:table-cell>
        </table:table-row>
        <table:table-row>
          <table:table-cell table:style-name="Table2.A1" office:value-type="string">
            <text:p text:style-name="P103">bin/</text:p>
          </table:table-cell>
          <table:table-cell table:style-name="Table2.A1" office:value-type="string">
            <text:p text:style-name="P103">Folder for binary (executable) programs.</text:p>
          </table:table-cell>
        </table:table-row>
        <table:table-row>
          <table:table-cell table:style-name="Table2.A1" office:value-type="string">
            <text:p text:style-name="P103">config.ru</text:p>
          </table:table-cell>
          <table:table-cell table:style-name="Table2.A1" office:value-type="string">
            <text:p text:style-name="P103">Configuration file for Rack (a software library for web servers).</text:p>
          </table:table-cell>
        </table:table-row>
        <table:table-row>
          <table:table-cell table:style-name="Table2.A1" office:value-type="string">
            <text:p text:style-name="P103">lib/</text:p>
          </table:table-cell>
          <table:table-cell table:style-name="Table2.A1" office:value-type="string">
            <text:p text:style-name="P103">Folder for miscellaneous Ruby code.</text:p>
          </table:table-cell>
        </table:table-row>
        <table:table-row>
          <table:table-cell table:style-name="Table2.A1" office:value-type="string">
            <text:p text:style-name="P103">log/</text:p>
          </table:table-cell>
          <table:table-cell table:style-name="Table2.A1" office:value-type="string">
            <text:p text:style-name="P103">Folder for application server logfiles.</text:p>
          </table:table-cell>
        </table:table-row>
        <table:table-row>
          <table:table-cell table:style-name="Table2.A1" office:value-type="string">
            <text:p text:style-name="P103">tmp/</text:p>
          </table:table-cell>
          <table:table-cell table:style-name="Table2.A1" office:value-type="string">
            <text:p text:style-name="P103">Temporary files created when your application is running.</text:p>
          </table:table-cell>
        </table:table-row>
        <table:table-row>
          <table:table-cell table:style-name="Table2.A1" office:value-type="string">
            <text:p text:style-name="P103">vendor/</text:p>
          </table:table-cell>
          <table:table-cell table:style-name="Table2.A1" office:value-type="string">
            <text:p text:style-name="P103">Folder for Ruby software libraries that are not gems.</text:p>
          </table:table-cell>
        </table:table-row>
      </table:table>
      <text:h text:style-name="P126" text:outline-level="4"><text:bookmark text:name="folders-of-future-importance"/><text:soft-page-break/>Folders of Future Importance</text:h>
      <table:table table:name="Table3" table:style-name="Table3">
        <table:table-column table:style-name="Table3.A"/>
        <table:table-column table:style-name="Table3.B"/>
        <table:table-row>
          <table:table-cell table:style-name="Table3.A1" office:value-type="string">
            <text:p text:style-name="P103">test/</text:p>
          </table:table-cell>
          <table:table-cell table:style-name="Table3.A1" office:value-type="string">
            <text:p text:style-name="P103">Folder for the default Rails testing framework</text:p>
          </table:table-cell>
        </table:table-row>
        <table:table-row>
          <table:table-cell table:style-name="Table3.A1" office:value-type="string">
            <text:p text:style-name="P103">spec/</text:p>
          </table:table-cell>
          <table:table-cell table:style-name="Table3.A1" office:value-type="string">
            <text:p text:style-name="P103">Folder for the popular RSpec testing framework</text:p>
          </table:table-cell>
        </table:table-row>
        <table:table-row>
          <table:table-cell table:style-name="Table3.A1" office:value-type="string">
            <text:p text:style-name="P103">features/</text:p>
          </table:table-cell>
          <table:table-cell table:style-name="Table3.A1" office:value-type="string">
            <text:p text:style-name="P103">Folder for the Cucumber testing framework</text:p>
          </table:table-cell>
        </table:table-row>
      </table:table>
      <text:p text:style-name="P62"><text:span text:style-name="T9">The </text:span><text:span text:style-name="Strong_20_Emphasis"><text:span text:style-name="T9">test/</text:span></text:span><text:span text:style-name="T9"> folder is present in the default Rails starter app. You’ll create the </text:span><text:span text:style-name="Strong_20_Emphasis"><text:span text:style-name="T9">spec/</text:span></text:span><text:span text:style-name="T9"> folder or </text:span><text:span text:style-name="Strong_20_Emphasis"><text:span text:style-name="T9">features/</text:span></text:span><text:span text:style-name="T9">folder when you learn about test-driven development or behavior-driven development.</text:span></text:p>
      <text:p text:style-name="P85"><text:span text:style-name="T14">Two folders, </text:span><text:span text:style-name="Strong_20_Emphasis"><text:span text:style-name="T15">mailers/</text:span></text:span><text:span text:style-name="T13"> </text:span><text:span text:style-name="T14">and </text:span><text:span text:style-name="Strong_20_Emphasis"><text:span text:style-name="T15">helpers/</text:span></text:span><text:span text:style-name="T14">, play supporting roles. The mailers folder is for code that sends email messages. The helpers folder is for Rails </text:span><text:span text:style-name="Emphasis"><text:span text:style-name="T13">view helpers</text:span></text:span><text:span text:style-name="T14">, snippets of reusable code that generateHTML. Later, when we learn more about </text:span><text:span text:style-name="Emphasis"><text:span text:style-name="T13">views</text:span></text:span><text:span text:style-name="T14">, we’ll say view helpers are like “macros” that expand a short command into a longer string of HTML</text:span><text:span text:style-name="T13"> </text:span><text:span text:style-name="T14">tags and content.</text:span><text:span text:style-name="T42"><text:line-break/></text:span></text:p>
      <text:p text:style-name="P4"><text:line-break/><text:line-break/><text:span text:style-name="T26">$ gem env <text:s/># lists gems environment</text:span></text:p>
      <text:p text:style-name="P16">$ gem which [gemname] <text:s/># to see where the gem lives</text:p>
      <text:p text:style-name="P16">$ gem which bundler <text:s/># as an example</text:p>
      <text:p text:style-name="P16"/>
      <text:p text:style-name="P16">Gemfile <text:s/>– list of gems for application</text:p>
      <text:p text:style-name="P16">$ bundle install <text:s text:c="2"/># reads Gemfile, downloads and save each listed gem</text:p>
      <text:p text:style-name="P16"><text:s/>the versions of the installed gems get stored in the Gemfile.lock file; along with dependencies</text:p>
      <text:p text:style-name="P16">$ bundle update <text:s/># updates gems with newest versions</text:p>
      <text:p text:style-name="P16"/>
      <text:p text:style-name="P16"/>
      <text:p text:style-name="P83">If you want to prevent your fellow developers (or yourself) from accidentally updating gems, you can specify a gem version number for any gem in the Gemfile. The Gemfile gives fine-grained control over rules for updating:</text:p>
      <text:list xml:id="list2472322315269791982" text:style-name="L1">
        <text:list-item>
          <text:p text:style-name="P79"><text:span text:style-name="Source_20_Text"><text:span text:style-name="T16">gem 'rails', '4.2.0'</text:span></text:span><text:span text:style-name="T9"> is “absolute”: only version 4.2.0 will be used</text:span></text:p>
        </text:list-item>
        <text:list-item>
          <text:p text:style-name="P79"><text:span text:style-name="Source_20_Text"><text:span text:style-name="T16">gem 'rails', '&gt;= 4.2.0'</text:span></text:span><text:span text:style-name="T9"> is “optimistic”: any version newer than 4.2.0 will be used</text:span></text:p>
        </text:list-item>
        <text:list-item>
          <text:p text:style-name="P79"><text:span text:style-name="Source_20_Text"><text:span text:style-name="T16">gem 'rails', '~&gt; 4.2.0'</text:span></text:span><text:span text:style-name="T9"> is “pessimistic”</text:span></text:p>
        </text:list-item>
      </text:list>
      <text:p text:style-name="P62"><text:span text:style-name="T12">“</text:span><text:span text:style-name="T9">Pessimistic” </text:span><text:span text:style-name="T10">versioning</text:span><text:span text:style-name="T9"> needs some explanation. </text:span><text:span text:style-name="Source_20_Text"><text:span text:style-name="T16">~&gt; 4.2.0</text:span></text:span><text:span text:style-name="T9"> means use<text:line-break/>any version greater than 4.2.0 and less than 4.3 (any patch version can be used). </text:span><text:span text:style-name="Source_20_Text"><text:span text:style-name="T16">~&gt; 4.2</text:span></text:span><text:span text:style-name="T9"> means use any version greater than 4.2 and less than 5.0 (any minor version can be used).</text:span></text:p>
      <text:p text:style-name="P59">In general, during development we only lock down any gem versions in the Gemfile if we know newer versions introduce problems. The exception is the Rails gem itself. We always specify the version of Rails we are using for development.</text:p>
      <text:p text:style-name="P88"><text:line-break/><text:span text:style-name="T27">IMPORTANT: Gibbon now targets MailChimp API 3.0, which is very different from API 2.0. </text:span></text:p>
      <text:p text:style-name="P89"><text:s text:c="29"/>Please install Gibbon 1.2.0 if you need to use API 2.0. </text:p>
      <text:p text:style-name="P89">Gibbon's API has changed substantially <text:s text:c="28"/>between versions 1.x and 2.x. </text:p>
      <text:p text:style-name="P89"/>
      <text:p text:style-name="P90">MVC Model View Controller</text:p>
      <text:p text:style-name="P90">Add in front a router RCMV <text:s/>:)</text:p>
      <text:p text:style-name="P89"/>
      <text:p text:style-name="P86"><text:span text:style-name="T14">In practice, Rails developers try to limit controllers to seven standard actions: </text:span><text:span text:style-name="Source_20_Text"><text:span text:style-name="T17">index</text:span></text:span><text:span text:style-name="T14">, </text:span><text:span text:style-name="Source_20_Text"><text:span text:style-name="T17">show</text:span></text:span><text:span text:style-name="T14">, </text:span><text:span text:style-name="Source_20_Text"><text:span text:style-name="T17">new</text:span></text:span><text:span text:style-name="T14">,</text:span><text:span text:style-name="Source_20_Text"><text:span text:style-name="T17">create</text:span></text:span><text:span text:style-name="T14">, </text:span><text:span text:style-name="Source_20_Text"><text:span text:style-name="T17">edit</text:span></text:span><text:span text:style-name="T14">, </text:span><text:span text:style-name="Source_20_Text"><text:span text:style-name="T17">update</text:span></text:span><text:span text:style-name="T13"> </text:span><text:span text:style-name="T14">and </text:span><text:span text:style-name="Source_20_Text"><text:span text:style-name="T17">destroy</text:span></text:span><text:span text:style-name="T13"> </text:span><text:span text:style-name="T14">actions. A controller that offers these actions is said to be “RESTful” (a term that refers to </text:span><text:a xlink:type="simple" xlink:href="http://en.wikipedia.org/wiki/Representational_state_transfer"><text:span text:style-name="T20">representational state transfer</text:span></text:a><text:span text:style-name="T14">, another software design abstraction). It’s not important to understand the abstract principles of RESTful design; recognizing the term and knowing that Rails controllers have seven standard actions is sufficient for beginners.</text:span></text:p>
      <text:p text:style-name="P89"/>
      <text:p text:style-name="P84">Troubleshoot</text:p>
      <text:p text:style-name="P91"><text:soft-page-break/></text:p>
      <text:p text:style-name="P115">$ irb</text:p>
      <text:p text:style-name="P119">2.x.x :001 </text:p>
      <text:p text:style-name="P115">2.x.x :001 &gt; load './mytest.rb'</text:p>
      <text:h text:style-name="P126" text:outline-level="4"><text:bookmark text:name="quitting-irb"/>Quitting IRB</text:h>
      <text:p text:style-name="P62"><text:span text:style-name="T9">It can be very frustrating to find you are stuck inside IRB. Unlike most shell commands, you can’t quit with Control-c. Enter Control-d or type </text:span><text:span text:style-name="Source_20_Text"><text:span text:style-name="T16">exit</text:span></text:span><text:span text:style-name="T9"> to quit IRB:</text:span></text:p>
      <text:p text:style-name="P91"/>
      <text:h text:style-name="P127" text:outline-level="4"><text:bookmark text:name="beyond-irb"/>Beyond IRB</text:h>
      <text:p text:style-name="P62"><text:span text:style-name="T9">If you ask experienced Rails developers for help with IRB, they’ll often recommend you switch to Pry.</text:span><text:a xlink:type="simple" xlink:href="http://pryrepl.org/"><text:span text:style-name="T21">Pry</text:span></text:a><text:span text:style-name="T9"> is a powerful alternative to the standard IRB shell for Ruby. As you gain experience, you might take a look at Pry to see what the enthusiasm is all about. But for now, as a beginner trying out a few lines of Ruby code, there’s no need to learn Pry.</text:span></text:p>
      <text:p text:style-name="P91"/>
      <text:p text:style-name="P115">$ rails console</text:p>
      <text:p text:style-name="P123">Loading development environment (Rails 4.x.x)</text:p>
      <text:p text:style-name="P123">2.x.x :001 &gt;</text:p>
      <text:p text:style-name="P59">The Rails console behaves like IRB but loads your Rails development environment. The prompt shows it is ready to evaluate an expression.</text:p>
      <text:p text:style-name="P87"><text:line-break/><text:span text:style-name="T4">Rails Logger</text:span></text:p>
      <text:p text:style-name="P28"><text:span text:style-name="T4">l</text:span><text:span text:style-name="T3">og/development.log</text:span></text:p>
      <text:p text:style-name="P48">log/production.log</text:p>
      <text:p text:style-name="P106"/>
      <text:p text:style-name="P120">class VisitorsController &lt; ApplicationController</text:p>
      <text:p text:style-name="P122"><text:span text:style-name="T30"><text:s text:c="4"/></text:span><text:span text:style-name="T29">def new</text:span></text:p>
      <text:p text:style-name="P121"><text:s text:c="4"/><text:span text:style-name="T29">Rails.logger.debug 'DEBUG: entering new method'</text:span></text:p>
      <text:p text:style-name="P121"><text:s text:c="4"/><text:span text:style-name="T29">@owner = Owner.new</text:span></text:p>
      <text:p text:style-name="P121"><text:s text:c="4"/><text:span text:style-name="T29">Rails.logger.debug 'DEBUG: Owner name is ' + @owner.name</text:span></text:p>
      <text:p text:style-name="P121"><text:s text:c="2"/><text:span text:style-name="T29">end</text:span></text:p>
      <text:p text:style-name="P119">end</text:p>
      <text:p text:style-name="P48"/>
      <text:p text:style-name="P60">Software architects use a common vocabulary to talk about programming languages:</text:p>
      <text:list xml:id="list5048596147044401031" text:style-name="L2">
        <text:list-item>
          <text:p text:style-name="P78"><text:span text:style-name="Strong_20_Emphasis"><text:span text:style-name="T9">class</text:span></text:span></text:p>
        </text:list-item>
        <text:list-item>
          <text:p text:style-name="P78"><text:span text:style-name="Strong_20_Emphasis"><text:span text:style-name="T9">instance</text:span></text:span><text:span text:style-name="T9"> or </text:span><text:span text:style-name="Strong_20_Emphasis"><text:span text:style-name="T9">object</text:span></text:span></text:p>
        </text:list-item>
        <text:list-item>
          <text:p text:style-name="P78"><text:span text:style-name="Strong_20_Emphasis"><text:span text:style-name="T9">method</text:span></text:span></text:p>
        </text:list-item>
        <text:list-item>
          <text:p text:style-name="P78"><text:span text:style-name="Strong_20_Emphasis"><text:span text:style-name="T9">attribute</text:span></text:span><text:span text:style-name="T9"> or </text:span><text:span text:style-name="Strong_20_Emphasis"><text:span text:style-name="T9">property</text:span></text:span></text:p>
        </text:list-item>
        <text:list-item>
          <text:p text:style-name="P78"><text:span text:style-name="Strong_20_Emphasis"><text:span text:style-name="T9">inheritance</text:span></text:span></text:p>
        </text:list-item>
        <text:list-item>
          <text:p text:style-name="P78"><text:span text:style-name="Strong_20_Emphasis"><text:span text:style-name="T9">class hierarchy</text:span></text:span></text:p>
        </text:list-item>
      </text:list>
      <text:p text:style-name="P130"><text:span text:style-name="Strong_20_Emphasis"><text:span text:style-name="T48">DEFINITIONS</text:span></text:span><text:span text:style-name="Strong_20_Emphasis"><text:span text:style-name="T47"><text:line-break/>class: <text:s/></text:span></text:span><text:span text:style-name="T42">an abstraction that encapsulates data and behavior</text:span></text:p>
      <text:p text:style-name="P132"><text:span text:style-name="Strong_20_Emphasis"><text:span text:style-name="T9">class definition: </text:span></text:span><text:span text:style-name="T9">written code that describes a class</text:span></text:p>
      <text:p text:style-name="P132"><text:span text:style-name="Strong_20_Emphasis"><text:span text:style-name="T11">I</text:span></text:span><text:span text:style-name="Strong_20_Emphasis"><text:span text:style-name="T9">nstance or object: <text:s/>a unique copy of a class that exists only while a program is running</text:span></text:span></text:p>
      <text:p text:style-name="P131"><text:span text:style-name="Strong_20_Emphasis"><text:span text:style-name="T9">inheritance: <text:s/>a way to make a class by borrowing from another class</text:span></text:span></text:p>
      <text:p text:style-name="P131"><text:span text:style-name="Strong_20_Emphasis"><text:span text:style-name="T9">class hierarchy: <text:s/>classes that are related by inheritance</text:span></text:span></text:p>
      <text:p text:style-name="P131"><text:soft-page-break/><text:span text:style-name="Strong_20_Emphasis"><text:span text:style-name="T9">method: <text:s/>a command that returns data from an object</text:span></text:span></text:p>
      <text:p text:style-name="P131"><text:span text:style-name="Strong_20_Emphasis"><text:span text:style-name="T9">attribute or property: data that can be set or retrieved from the object</text:span></text:span></text:p>
      <text:p text:style-name="P131"><text:span text:style-name="Strong_20_Emphasis"><text:span text:style-name="T9">variable: a name that can be assigned a value or object</text:span></text:span></text:p>
      <text:p text:style-name="P131"><text:span text:style-name="Strong_20_Emphasis"><text:span text:style-name="T9">expression or statement: any combination of variables, classes, and methods that returns a result</text:span></text:span></text:p>
      <text:p text:style-name="P87"><text:line-break/><text:span text:style-name="T39">Ruby … apex is BasicObject</text:span></text:p>
      <text:p text:style-name="P92">Object class inherits from BasicObject</text:p>
      <text:p text:style-name="P92">All classes inherit from Object (provides methods such as nil?, to_s, and others)</text:p>
      <text:p text:style-name="P96"/>
      <text:p text:style-name="P94">class Example &lt; Object</text:p>
      <text:p text:style-name="P94">.</text:p>
      <text:p text:style-name="P94">.</text:p>
      <text:p text:style-name="P94">end</text:p>
      <text:p text:style-name="P93"><text:s/><text:span text:style-name="T41">no need to explicitly subclass from Object</text:span></text:p>
      <text:p text:style-name="P94">class Example</text:p>
      <text:p text:style-name="P94">.</text:p>
      <text:p text:style-name="P94">.</text:p>
      <text:p text:style-name="P94">end</text:p>
      <text:p text:style-name="P94">dot operator:</text:p>
      <text:p text:style-name="P29">example.to_s</text:p>
      <text:p text:style-name="P29">Date.today</text:p>
      <text:p text:style-name="P29">birthday = Date.new(1990, 12, 22)</text:p>
      <text:p text:style-name="P29">birthmonth = birthday.month</text:p>
      <text:p text:style-name="P94">can chain:</text:p>
      <text:p text:style-name="P29">2.2.3 :005 &gt; nonsense='foobar'</text:p>
      <text:p text:style-name="P29"><text:s/>=&gt; "foobar" </text:p>
      <text:p text:style-name="P29">2.2.3 :006 &gt; reversed = nonsense.reverse</text:p>
      <text:p text:style-name="P29"><text:s/>=&gt; "raboof" </text:p>
      <text:p text:style-name="P29">2.2.3 :007 &gt; capitalized = reversed.upcase</text:p>
      <text:p text:style-name="P29"><text:s/>=&gt; "RABOOF" </text:p>
      <text:p text:style-name="P29">2.2.3 :008 &gt; foobar2 = 'foobar2'</text:p>
      <text:p text:style-name="P29"><text:s/>=&gt; "foobar2" </text:p>
      <text:p text:style-name="P29">2.2.3 :009 &gt; foobar2.reverse.upcase</text:p>
      <text:p text:style-name="P29"><text:s/>=&gt; "2RABOOF" </text:p>
      <text:p text:style-name="P29">2.2.3 :010 &gt; </text:p>
      <text:p text:style-name="P29"/>
      <text:p text:style-name="P64">:<text:span text:style-name="T50">name (colon) makes an immutable “variable” (set once, never change)</text:span></text:p>
      <text:p text:style-name="P95">Attributes</text:p>
      <text:p text:style-name="P30"><text:span text:style-name="T3">In an object, methods do the work and data is stored as variables. We can use the </text:span><text:span text:style-name="Source_20_Text"><text:span text:style-name="T18">initialize</text:span></text:span><text:span text:style-name="T3"> method to input data to the object. We can’t access data in variables from outside the object unless it is exposed as </text:span><text:span text:style-name="Emphasis"><text:span text:style-name="T3">attributes</text:span></text:span><text:span text:style-name="T3">.</text:span></text:p>
      <text:p text:style-name="P49">Classes can have attributes, which we can “set” and “get.” That is, we can establish a value for an attribute and retrieve the value by specifying the attribute name.</text:p>
      <text:p text:style-name="P49">Attributes are a convenient way to push data to an object and pull it out later.</text:p>
      <text:p text:style-name="P49">In Ruby, attributes are also called properties.</text:p>
      <text:p text:style-name="P51"><text:span text:style-name="T9">Here we use the </text:span><text:span text:style-name="Source_20_Text"><text:span text:style-name="T16">attr_accessor</text:span></text:span><text:span text:style-name="T9"> directive to specify that we want to expose </text:span><text:span text:style-name="Source_20_Text"><text:span text:style-name="T16">honorific</text:span></text:span><text:span text:style-name="T9">, </text:span><text:span text:style-name="Source_20_Text"><text:span text:style-name="T16">name</text:span></text:span><text:span text:style-name="T9"> and </text:span><text:span text:style-name="Source_20_Text"><text:span text:style-name="T16">date</text:span></text:span><text:span text:style-name="T9"> attributes.</text:span></text:p>
      <text:p text:style-name="P107">attr_accessor :honorific</text:p>
      <text:p text:style-name="P107">attr_accessor :name</text:p>
      <text:p text:style-name="P107">attr_accessor :date</text:p>
      <text:p text:style-name="P51"><text:span text:style-name="T9">If we use </text:span><text:span text:style-name="Source_20_Text"><text:span text:style-name="T16">attr_accessor</text:span></text:span><text:span text:style-name="T9"> to establish attributes, we can use the attribute names as methods. For example, we could write:</text:span></text:p>
      <text:p text:style-name="P107">ex = Example.new('Daniel',nil)</text:p>
      <text:p text:style-name="P107">my_name = ex.name</text:p>
      <text:p text:style-name="P49">In Ruby, attributes are just specialized methods that expose data outside the object.</text:p>
      <text:p text:style-name="P27"><text:soft-page-break/><text:line-break/></text:p>
      <text:p text:style-name="P65">Instance Variable:</text:p>
      <text:p text:style-name="P31">@varname</text:p>
      <text:p text:style-name="P31">attr_accessor is an instance variable accessible outside the object</text:p>
      <text:p text:style-name="P65"/>
      <text:p text:style-name="P65"><text:span text:style-name="T3">Rails beginners learn the simple rule that you have to use the </text:span><text:span text:style-name="Source_20_Text"><text:span text:style-name="T18">@</text:span></text:span><text:span text:style-name="T3"> (at) sign if you want a variable to be available in the view. Intermediate Rails developers learn that the variable with the </text:span><text:span text:style-name="Source_20_Text"><text:span text:style-name="T18">@</text:span></text:span><text:span text:style-name="T3"> (at) sign is called an instance variable and is only available within the </text:span><text:span text:style-name="Emphasis"><text:span text:style-name="T3">scope</text:span></text:span><text:span text:style-name="T3"> of the instance (practically speaking, to other methods in the class definition). That leads to a question: Why is an instance variable available inside a view?</text:span></text:p>
      <text:p text:style-name="P59">There is a good reason. A Rails view is NOT a separate class. It is a template and, under the hood, it is part of the current controller object. From the viewpoint of a programmer, a Rails controller and a view are separate files, segregated in separate folders. From the viewpoint of a software architect, the controller is a single object that evaluates the template code, so an instance variable can be used in the view file.</text:p>
      <text:p text:style-name="P65"/>
      <text:p text:style-name="P66">Double Bar Equals, bar bar ruby, double pipe equals ruby, or equals</text:p>
      <text:p text:style-name="P66"><text:tab/>@honorific ||= 'Esteemed'</text:p>
      <text:p text:style-name="P66"><text:tab/>same as:</text:p>
      <text:p text:style-name="P66"><text:tab/>if not x</text:p>
      <text:p text:style-name="P66"><text:tab/><text:tab/>x =y</text:p>
      <text:p text:style-name="P66"><text:tab/>end</text:p>
      <text:p text:style-name="P32">Conditional assignment often used to assing a “default value” when no other value has been assigned.</text:p>
      <text:p text:style-name="P32"/>
      <text:p text:style-name="P66">Ter<text:span text:style-name="T52">n</text:span>ary operator</text:p>
      <text:p text:style-name="P32">condition ? value_if_true : value_if_false <text:s/>(like php)</text:p>
      <text:p text:style-name="P33">if date.nil?</text:p>
      <text:p text:style-name="P33"><text:tab/>@date = Date.today</text:p>
      <text:p text:style-name="P33">else</text:p>
      <text:p text:style-name="P33"><text:tab/>@date = date</text:p>
      <text:p text:style-name="P33">end</text:p>
      <text:p text:style-name="P33">@date = date.nil? ? Date.today : date</text:p>
      <text:p text:style-name="P33"/>
      <text:p text:style-name="P67">Interpolation</text:p>
      <text:p text:style-name="P34">consider:</text:p>
      <text:p text:style-name="P34">@honorific = 'Mr.'</text:p>
      <text:p text:style-name="P34">@name = <text:s/>'Foobar Kadigan'</text:p>
      <text:p text:style-name="P34">titled_name = @honorific + ' ' + @name</text:p>
      <text:p text:style-name="P34"/>
      <text:p text:style-name="P34">another way:</text:p>
      <text:p text:style-name="P34">titled_name = “#{@honorific} #{@name}” <text:s/></text:p>
      <text:p text:style-name="P34"/>
      <text:p text:style-name="P34">The has<text:span text:style-name="T53">h</text:span>mark indicates any expression within the curly braces is to be <text:span text:style-name="T53">evaluated</text:span> and returned as a string. <text:s/>This only works when you surround the expression with double quote marks.</text:p>
      <text:p text:style-name="P34"/>
      <text:p text:style-name="P68">Access Control</text:p>
      <text:p text:style-name="P35">Any method will return a result</text:p>
      <text:p text:style-name="P35">You want to create a method that can only be used by other methods in the same class. <text:s/>This is common.</text:p>
      <text:p text:style-name="P35"/>
      <text:p text:style-name="P35"><text:soft-page-break/>Any methods that follow the key word <text:span text:style-name="T54">private</text:span><text:span text:style-name="T31"> should be only used by methods in the same class (or subclass)</text:span></text:p>
      <text:p text:style-name="P35"/>
      <text:p text:style-name="P35"><text:span text:style-name="T31">There is also a </text:span><text:span text:style-name="T54">protected</text:span><text:span text:style-name="T31"> keyword, seldom seen, difference is subtle</text:span></text:p>
      <text:p text:style-name="P68"><text:span text:style-name="T31"/></text:p>
      <text:p text:style-name="P34"/>
      <text:p text:style-name="P68">Hash (dictionary, associative array, map)</text:p>
      <text:p text:style-name="P61"/>
      <text:p text:style-name="P110"><text:span text:style-name="T53">birthdays = {</text:span></text:p>
      <text:p text:style-name="P110"><text:s text:c="2"/><text:span text:style-name="T29">'Ludwig van Beethoven' =&gt; Date.new(1770,12,16),</text:span></text:p>
      <text:p text:style-name="P109"><text:s text:c="2"/><text:span text:style-name="T29">'Dave Brubeck' =&gt; Date.new(1920,12,6),</text:span></text:p>
      <text:p text:style-name="P109"><text:s text:c="2"/><text:span text:style-name="T29">'Buddy Holly' =&gt; Date.new(1936,9,7),</text:span></text:p>
      <text:p text:style-name="P109"><text:s text:c="2"/><text:span text:style-name="T29">'Keith Richards' =&gt; Date.new(1943,12,18)</text:span></text:p>
      <text:p text:style-name="P111">}</text:p>
      <text:p text:style-name="P35">the “hashrocket” (=&gt;) associates a key and value pair in a hash</text:p>
      <text:p text:style-name="P35"/>
      <text:p text:style-name="P35">New syntax for the same thing:</text:p>
      <text:p text:style-name="P110"><text:span text:style-name="T34">birthdays = {</text:span></text:p>
      <text:p text:style-name="P110"><text:span text:style-name="T34"><text:s text:c="3"/></text:span><text:span text:style-name="T29">beethoven: Date.new(1770,12,16),</text:span></text:p>
      <text:p text:style-name="P109"><text:s text:c="2"/><text:span text:style-name="T29">brubeck: Date.new(1920,12,6),</text:span></text:p>
      <text:p text:style-name="P109"><text:s text:c="2"/><text:span text:style-name="T29">holly: Date.new(1936,9,7),</text:span></text:p>
      <text:p text:style-name="P109"><text:s text:c="2"/><text:span text:style-name="T29">richards: Date.new(1943,12,18)</text:span></text:p>
      <text:p text:style-name="P111">}</text:p>
      <text:p text:style-name="P35">The <text:span text:style-name="T54">trailing </text:span><text:span text:style-name="T31">colon makes it a symbol (as opposed to leading colon)</text:span></text:p>
      <text:p text:style-name="P35"/>
      <text:p text:style-name="P35"><text:span text:style-name="T31">You can use spaces in this construct if you preceed the quoted string thusly:</text:span></text:p>
      <text:p text:style-name="P35"/>
      <text:p text:style-name="P35"><text:span text:style-name="T31">:'Ludwig van Beethoven' =&gt; Date.new(1770,12,16)</text:span></text:p>
      <text:p text:style-name="P35"/>
      <text:p text:style-name="P35"><text:span text:style-name="T31">colons and hash rockets, you'll see them</text:span></text:p>
      <text:p text:style-name="P35"/>
      <text:p text:style-name="P68"><text:span text:style-name="T31">Array</text:span></text:p>
      <text:p text:style-name="P35">can contain any kind of values including mixes of values and other arrays (nested)</text:p>
      <text:p text:style-name="P35"><text:span text:style-name="T31">instantiated by square brackets</text:span></text:p>
      <text:p text:style-name="P35"><text:span text:style-name="T31"/></text:p>
      <text:p text:style-name="P35"><text:span text:style-name="T31">born_in_december = [ ]</text:span></text:p>
      <text:p text:style-name="P35"/>
      <text:p text:style-name="P35"><text:span text:style-name="T31">---</text:span><text:span text:style-name="T32">&gt;&gt;&gt; how about multidimensional arrays?? like this:?</text:span></text:p>
      <text:p text:style-name="P35"/>
      <text:p text:style-name="P35"><text:span text:style-name="T32"><text:tab/>born_in_december = [ ] [ ]</text:span></text:p>
      <text:p text:style-name="P35"><text:span text:style-name="T32"/></text:p>
      <text:p text:style-name="P35">Populated when created:</text:p>
      <text:p text:style-name="P35"/>
      <text:p text:style-name="P35">my_list = ['apples', 'oranges'] <text:s/>and equivalently using the %w:</text:p>
      <text:p text:style-name="P35">my_list = %w( apples oranges)</text:p>
      <text:p text:style-name="P35"/>
      <text:p text:style-name="P35">Add new elements into any array with <text:span text:style-name="T54">push</text:span><text:span text:style-name="T31"> method:</text:span></text:p>
      <text:p text:style-name="P35"><text:span text:style-name="T31">my_list = Array.new</text:span></text:p>
      <text:p text:style-name="P35"><text:soft-page-break/><text:span text:style-name="T31">my_list.push 'apples'</text:span></text:p>
      <text:p text:style-name="P35"><text:span text:style-name="T31">my_list.push 'oranges'</text:span></text:p>
      <text:p text:style-name="P36"><text:span text:style-name="T31">(element 0 is apples, element 1 is oranges)</text:span></text:p>
      <text:p text:style-name="P36"/>
      <text:p text:style-name="P36"><text:span text:style-name="T31">use the &lt;&lt; (shovel operator) to add items to the array:</text:span></text:p>
      <text:p text:style-name="P36"><text:span text:style-name="T31">born_in_december &lt;&lt; name</text:span></text:p>
      <text:p text:style-name="P36"/>
      <text:p text:style-name="P25"><text:span text:style-name="T49">See Ruby api for array methods such as size, sort <text:s/></text:span><text:a xlink:type="simple" xlink:href="http://www.ruby-doc.org/core-2.2.3/Array.html"><text:span text:style-name="T49">http://www.ruby-doc.org/core-2.2.3/Array.html</text:span></text:a><text:span text:style-name="T49"> </text:span></text:p>
      <text:p text:style-name="P36"><text:span text:style-name="T31"/></text:p>
      <text:p text:style-name="P69"><text:span text:style-name="T31">Iterator (recognized by </text:span><text:span text:style-name="T54">each</text:span><text:span text:style-name="T31">)</text:span></text:p>
      <text:p text:style-name="P36"><text:span text:style-name="T31">famous_birthdays.each … always followed by a block of code, each item in an array or key-value pair in a hash is passed to the block of code to be processed</text:span></text:p>
      <text:p text:style-name="P36"/>
      <text:p text:style-name="P36"><text:span text:style-name="T31">--&gt;&gt; question, what about a 2 or more dimensional array?? how is it handled? <text:s/>Like this?:</text:span></text:p>
      <text:p text:style-name="P36"><text:span text:style-name="T31">famous.computerCoders[0].each (row 0 then each element?...</text:span></text:p>
      <text:p text:style-name="P36"/>
      <text:p text:style-name="P69"><text:span text:style-name="T31">Block (as in code block)</text:span></text:p>
      <text:p text:style-name="P36"><text:span text:style-name="T31">famous_birthdays.each do |name, date|</text:span></text:p>
      <text:p text:style-name="P36"><text:span text:style-name="T31"><text:s text:c="3"/>If date.month == 12</text:span></text:p>
      <text:p text:style-name="P36"><text:span text:style-name="T31"><text:s text:c="6"/>born_in_december &lt;&lt; name</text:span></text:p>
      <text:p text:style-name="P36"><text:span text:style-name="T31"><text:s text:c="3"/>end</text:span></text:p>
      <text:p text:style-name="P36"><text:span text:style-name="T31">end</text:span></text:p>
      <text:p text:style-name="P36"/>
      <text:p text:style-name="P37"><text:span text:style-name="T31">this construct is a </text:span><text:span text:style-name="T54">closure</text:span><text:span text:style-name="T31">. <text:s/>Other closures are </text:span><text:span text:style-name="T54">proc</text:span><text:span text:style-name="T31"> (procedure) and </text:span><text:span text:style-name="T54">lambda</text:span><text:span text:style-name="T31"> </text:span></text:p>
      <text:p text:style-name="P38"><text:span text:style-name="T31">like an un-named method</text:span></text:p>
      <text:p text:style-name="P26"><text:span text:style-name="T49">see: </text:span><text:a xlink:type="simple" xlink:href="https://rubymonk.com/learning/books/4-ruby-primer-ascent/chapters/18-blocks/lessons/64-blocks-procs-lambdas"><text:span text:style-name="T49">https://rubymonk.com/learning/books/4-ruby-primer-ascent/chapters/18-blocks/lessons/64-blocks-procs-lambdas</text:span></text:a><text:span text:style-name="T49"> </text:span></text:p>
      <text:p text:style-name="P39"/>
      <text:p text:style-name="P70"><text:span text:style-name="T31">Rails and More Keywords</text:span></text:p>
      <text:p text:style-name="P70"/>
      <text:p text:style-name="P71"><text:span text:style-name="T31">More Ruby</text:span></text:p>
      <text:h text:style-name="P129" text:outline-level="4"><text:bookmark text:name="collaborative-learning"/>Collaborative Learning</text:h>
      <text:p text:style-name="P49">The best way to learn Ruby is to actually use it. That’s the concept behind this site:</text:p>
      <text:list xml:id="list9001791606601120490" text:style-name="L3">
        <text:list-item>
          <text:p text:style-name="P52"><text:a xlink:type="simple" xlink:href="http://exercism.io/"><text:span text:style-name="T21">Exercism.io</text:span></text:a></text:p>
        </text:list-item>
      </text:list>
      <text:p text:style-name="P49">With Exercism, you’ll work though code exercises and get feedback from other learners.</text:p>
      <text:h text:style-name="P128" text:outline-level="4"><text:bookmark text:name="online-tutorials"/>Online Tutorials</text:h>
      <text:list xml:id="list4592896036467275346" text:style-name="L4">
        <text:list-item>
          <text:p text:style-name="P53"><text:a xlink:type="simple" xlink:href="http://www.tryruby.org/"><text:span text:style-name="T21">TryRuby.org</text:span></text:a><text:span text:style-name="T9"> – free browser-based interactive tutorial from Code School</text:span></text:p>
        </text:list-item>
        <text:list-item>
          <text:p text:style-name="P53"><text:a xlink:type="simple" xlink:href="http://www.codecademy.com/tracks/ruby"><text:span text:style-name="T21">Codecademy Ruby Track</text:span></text:a><text:span text:style-name="T9"> – free browser-based interactive tutorials from Codecademy</text:span></text:p>
        </text:list-item>
        <text:list-item>
          <text:p text:style-name="P53"><text:a xlink:type="simple" xlink:href="http://rubymonk.com/"><text:span text:style-name="T21">Ruby Monk</text:span></text:a><text:span text:style-name="T9"> – free browser-based interactive tutorial from C42 Engineering</text:span></text:p>
        </text:list-item>
        <text:list-item>
          <text:p text:style-name="P53"><text:a xlink:type="simple" xlink:href="http://rubykoans.com/"><text:span text:style-name="T21">Ruby Koans</text:span></text:a><text:span text:style-name="T9"> – free browser-based interactive exercises from Jim Weirich and Joe O’Brien</text:span></text:p>
        </text:list-item>
        <text:list-item>
          <text:p text:style-name="P53"><text:a xlink:type="simple" xlink:href="http://tutorials.jumpstartlab.com/projects/ruby_in_100_minutes.html"><text:span text:style-name="T21">Ruby in 100 Minutes</text:span></text:a><text:span text:style-name="T9"> – free tutorial from JumpstartLab</text:span></text:p>
        </text:list-item>
        <text:list-item>
          <text:p text:style-name="P53"><text:a xlink:type="simple" xlink:href="http://codelikethis.com/lessons"><text:span text:style-name="T21">Code Like This</text:span></text:a><text:span text:style-name="T9"> – free tutorials by Alex Chaffee</text:span></text:p>
        </text:list-item>
        <text:list-item>
          <text:p text:style-name="P53"><text:a xlink:type="simple" xlink:href="http://curriculum.railsbridge.org/ruby/ruby"><text:span text:style-name="T21">RailsBridge Ruby</text:span></text:a><text:span text:style-name="T9"> – basic introduction to Ruby</text:span></text:p>
        </text:list-item>
        <text:list-item>
          <text:p text:style-name="P53"><text:a xlink:type="simple" xlink:href="https://www.codeschool.com/paths/ruby"><text:span text:style-name="T21">CodeSchool Ruby Track</text:span></text:a><text:span text:style-name="T9"> – instructional videos with in-browser coding exercises</text:span></text:p>
        </text:list-item>
      </text:list>
      <text:h text:style-name="P128" text:outline-level="4"><text:bookmark text:name="books"/>Books</text:h>
      <text:list xml:id="list3377249469512977348" text:style-name="L5">
        <text:list-item>
          <text:p text:style-name="P54"><text:a xlink:type="simple" xlink:href="http://pine.fm/LearnToProgram/"><text:span text:style-name="T21">Learn To Program</text:span></text:a><text:span text:style-name="T9"> – free ebook by Chris Pine</text:span></text:p>
        </text:list-item>
        <text:list-item>
          <text:p text:style-name="P54"><text:soft-page-break/><text:a xlink:type="simple" xlink:href="http://pragprog.com/book/ltp2/learn-to-program"><text:span text:style-name="T21">Learn To Program</text:span></text:a><text:span text:style-name="T9"> – expanded $18.50 ebook by Chris Pine</text:span></text:p>
        </text:list-item>
        <text:list-item>
          <text:p text:style-name="P54"><text:a xlink:type="simple" xlink:href="http://ruby.learncodethehardway.org/"><text:span text:style-name="T21">Learn Code the Hard Way</text:span></text:a><text:span text:style-name="T9"> – free from Zed Shaw and Rob Sobers</text:span></text:p>
        </text:list-item>
        <text:list-item>
          <text:p text:style-name="P54"><text:a xlink:type="simple" xlink:href="http://beginningruby.org/"><text:span text:style-name="T21">Beginning Ruby</text:span></text:a><text:span text:style-name="T9"> – by Peter Cooper</text:span></text:p>
        </text:list-item>
        <text:list-item>
          <text:p text:style-name="P54"><text:a xlink:type="simple" xlink:href="http://pragprog.com/book/ruby4/programming-ruby-1-9-2-0"><text:span text:style-name="T21">Programming Ruby</text:span></text:a><text:span text:style-name="T9"> – by Dave Thomas, Andy Hunt, and Chad Fowler</text:span></text:p>
        </text:list-item>
        <text:list-item>
          <text:p text:style-name="P54"><text:a xlink:type="simple" xlink:href="http://www.amazon.com/Eloquent-Ruby-Addison-Wesley-Professional-Series/dp/0321584104/"><text:span text:style-name="T21">Eloquent Ruby</text:span></text:a><text:span text:style-name="T9"> – by Russ Olsen</text:span></text:p>
        </text:list-item>
        <text:list-item>
          <text:p text:style-name="P54"><text:a xlink:type="simple" xlink:href="https://shiprise.dpdcart.com/"><text:span text:style-name="T21">Books by Avdi Grimm</text:span></text:a><text:span text:style-name="T9">, including </text:span><text:span text:style-name="Emphasis"><text:span text:style-name="T9">Confident Ruby</text:span></text:span><text:span text:style-name="T9"> and </text:span><text:span text:style-name="Emphasis"><text:span text:style-name="T9">Objects on Rails</text:span></text:span><text:span text:style-name="T9">.</text:span></text:p>
        </text:list-item>
      </text:list>
      <text:h text:style-name="P128" text:outline-level="4"><text:bookmark text:name="newsletters"/>Newsletters</text:h>
      <text:list xml:id="list5402884737163262853" text:style-name="L6">
        <text:list-item>
          <text:p text:style-name="P55"><text:a xlink:type="simple" xlink:href="https://practicingruby.com/"><text:span text:style-name="T21">Practicing Ruby</text:span></text:a><text:span text:style-name="T9"> – $8/month for access to over 90 helpful articles on Ruby</text:span></text:p>
        </text:list-item>
        <text:list-item>
          <text:p text:style-name="P55"><text:a xlink:type="simple" xlink:href="https://rubysteps.com/"><text:span text:style-name="T21">RubySteps</text:span></text:a><text:span text:style-name="T9"> – weekly lessons by email from Pat Maddox</text:span></text:p>
        </text:list-item>
      </text:list>
      <text:h text:style-name="P128" text:outline-level="4"><text:bookmark text:name="screencasts"/>Screencasts</text:h>
      <text:list xml:id="list5302359289007561624" text:style-name="L7">
        <text:list-item>
          <text:p text:style-name="P56"><text:a xlink:type="simple" xlink:href="http://www.rubytapas.com/"><text:span text:style-name="T21">RubyTapas</text:span></text:a><text:span text:style-name="T9"> – $9/month for access to over 100 screencasts on Ruby</text:span></text:p>
        </text:list-item>
      </text:list>
      <text:p text:style-name="P27"><text:line-break/></text:p>
      <text:p text:style-name="P72"><text:span text:style-name="T31">Layout and Views</text:span></text:p>
      <text:p text:style-name="P40"><text:span text:style-name="T33">T</text:span><text:span text:style-name="T31">he default </text:span><text:span text:style-name="T54">templating engine</text:span><text:span text:style-name="T31"> uses </text:span><text:span text:style-name="T54">.erb </text:span><text:span text:style-name="T31">files. <text:s/>Others us Haml* or Slim, .erb is most popular</text:span></text:p>
      <text:p text:style-name="P40"/>
      <text:p text:style-name="P73"><text:span text:style-name="T31">Introducing the Application Layout</text:span></text:p>
      <text:p text:style-name="P40"><text:span text:style-name="T31">see app/views/visitors/new.html.erb</text:span></text:p>
      <text:p text:style-name="P40"/>
      <text:p text:style-name="P41"><text:span text:style-name="T31">see app/views/layouts/application.html.erb, and the controller</text:span></text:p>
      <text:p text:style-name="P41"/>
      <text:p text:style-name="P41"><text:span text:style-name="T31">The render method combines app/views/vistors/new.html.erb with app/views/layouts/application.html.erb application layout.</text:span></text:p>
      <text:p text:style-name="P41"/>
      <text:p text:style-name="P41"><text:span text:style-name="T31">You can suppress the application of the layout:</text:span></text:p>
      <text:p text:style-name="P41"/>
      <text:p text:style-name="P41"><text:span text:style-name="T31">render 'visitors/new', :layout =&gt; false</text:span></text:p>
      <text:p text:style-name="P41"/>
      <text:p text:style-name="P41"><text:span text:style-name="T31">or.. point to app/views/layouts/special.html.erb:</text:span></text:p>
      <text:p text:style-name="P41"/>
      <text:p text:style-name="P41"><text:span text:style-name="T31">render 'visitors/new', :layout =&gt; 'special'</text:span></text:p>
      <text:p text:style-name="P41"/>
      <text:p text:style-name="P42"><text:span text:style-name="T31">used for special categories such as admin pages or landing pages</text:span></text:p>
      <text:p text:style-name="P42"><text:span text:style-name="T31"/></text:p>
      <text:p text:style-name="P41"><text:span text:style-name="T3">We won’t use alternative layouts in this tutorial application, but it’s good to know they are an option. The reference </text:span><text:a xlink:type="simple" xlink:href="http://guides.rubyonrails.org/layouts_and_rendering.html"><text:span text:style-name="T19">RailsGuides: Layouts and Rendering in Rails</text:span></text:a><text:span text:style-name="T2"> </text:span><text:span text:style-name="T3">explains more about using alternative layouts.</text:span></text:p>
      <text:p text:style-name="P41"/>
      <text:p text:style-name="P74"><text:span text:style-name="T5">Yield</text:span></text:p>
      <text:p text:style-name="P74"/>
      <text:p text:style-name="P42"><text:span text:style-name="T5">render method inserts the view file in the application layout where &lt;%= yield %&gt; is</text:span></text:p>
      <text:p text:style-name="P42"><text:span text:style-name="T5">.. it is replaced with a view file that is specific to the controller and action, the content from the view is inserted where you place the </text:span><text:span text:style-name="T7">yield</text:span><text:span text:style-name="T5"> keyword.</text:span></text:p>
      <text:p text:style-name="P42"/>
      <text:p text:style-name="P74"><text:span text:style-name="T5">Yield Variations</text:span></text:p>
      <text:p text:style-name="P42"><text:span text:style-name="T5">can use yield to insert sidebar or footer</text:span></text:p>
      <text:p text:style-name="P42"><text:span text:style-name="T5"/></text:p>
      <text:p text:style-name="P50">For example, you could create an application layout that includes a sidebar. This is just an example, so don’t <text:soft-page-break/>add it to the application you are building:</text:p>
      <text:p text:style-name="P107">&lt;!DOCTYPE html&gt;</text:p>
      <text:p text:style-name="P107">&lt;html&gt;</text:p>
      <text:p text:style-name="P107">&lt;head&gt;</text:p>
      <text:p text:style-name="P108"><text:s text:c="2"/><text:span text:style-name="T29">&lt;title&gt;LearnRails&lt;/title&gt;</text:span></text:p>
      <text:p text:style-name="P108"><text:s text:c="2"/><text:span text:style-name="T29">&lt;%= stylesheet_link_tag 'application', media: 'all', 'data-turbolinks-track' =&gt; true %&gt;</text:span></text:p>
      <text:p text:style-name="P108"><text:s text:c="2"/><text:span text:style-name="T29">&lt;%= javascript_include_tag 'application', 'data-turbolinks-track' =&gt; true %&gt;</text:span></text:p>
      <text:p text:style-name="P108"><text:s text:c="2"/><text:span text:style-name="T29">&lt;%= csrf_meta_tags %&gt;</text:span></text:p>
      <text:p text:style-name="P107">&lt;/head&gt;</text:p>
      <text:p text:style-name="P107">&lt;body&gt;</text:p>
      <text:p text:style-name="P108"><text:s text:c="2"/><text:span text:style-name="T29">&lt;div class="main"&gt;</text:span></text:p>
      <text:p text:style-name="P108"><text:s text:c="4"/><text:span text:style-name="T29">&lt;%= yield %&gt;</text:span></text:p>
      <text:p text:style-name="P108"><text:s text:c="2"/><text:span text:style-name="T29">&lt;/div&gt;</text:span></text:p>
      <text:p text:style-name="P108"><text:s text:c="2"/><text:span text:style-name="T29">&lt;div class="sidebar"&gt;</text:span></text:p>
      <text:p text:style-name="P108"><text:s text:c="4"/><text:span text:style-name="T29">&lt;%= yield :sidebar %&gt;</text:span></text:p>
      <text:p text:style-name="P108"><text:s text:c="2"/><text:span text:style-name="T29">&lt;/div&gt;</text:span></text:p>
      <text:p text:style-name="P107">&lt;/body&gt;</text:p>
      <text:p text:style-name="P107">&lt;/html&gt;</text:p>
      <text:p text:style-name="P49">This view file provides both the main content and a sidebar:</text:p>
      <text:p text:style-name="P107">&lt;% content_for :sidebar do %&gt;</text:p>
      <text:p text:style-name="P108"><text:s text:c="2"/><text:span text:style-name="T29">&lt;h3&gt;Contact Info&lt;/h3&gt;</text:span></text:p>
      <text:p text:style-name="P108"><text:s text:c="2"/><text:span text:style-name="T29">&lt;p&gt;Email: me@example.com&lt;/p&gt;</text:span></text:p>
      <text:p text:style-name="P107">&lt;% end %&gt;</text:p>
      <text:p text:style-name="P107">&lt;h3&gt;Main&lt;/h3&gt;</text:p>
      <text:p text:style-name="P107">&lt;p&gt;Welcome!&lt;/p&gt;</text:p>
      <text:p text:style-name="P51"><text:span text:style-name="T9">This section gets inserted at the </text:span><text:span text:style-name="Source_20_Text"><text:span text:style-name="T16">&lt;%= yield :sidebar %&gt;</text:span></text:span><text:span text:style-name="T9"> location:</text:span></text:p>
      <text:p text:style-name="P107">&lt;% content_for :sidebar do %&gt;</text:p>
      <text:p text:style-name="P108"><text:s text:c="2"/><text:span text:style-name="T29">&lt;h3&gt;Contact Info&lt;/h3&gt;</text:span></text:p>
      <text:p text:style-name="P108"><text:s text:c="2"/><text:span text:style-name="T29">&lt;p&gt;Email: me@example.com&lt;/p&gt;</text:span></text:p>
      <text:p text:style-name="P107">&lt;% end %&gt;</text:p>
      <text:p text:style-name="P107">.</text:p>
      <text:p text:style-name="P107">.</text:p>
      <text:p text:style-name="P107">.</text:p>
      <text:p text:style-name="P51"><text:span text:style-name="T9">The rest of the file gets inserted at the main </text:span><text:span text:style-name="Source_20_Text"><text:span text:style-name="T16">&lt;%= yield %&gt;</text:span></text:span><text:span text:style-name="T9"> location.</text:span></text:p>
      <text:p text:style-name="P51"><text:span text:style-name="T9">Again, don’t add this to your application. I’m just offering it as an example of multiple </text:span><text:span text:style-name="Source_20_Text"><text:span text:style-name="T16">yield</text:span></text:span><text:span text:style-name="T9"> statements.</text:span></text:p>
      <text:p text:style-name="P51"><text:span text:style-name="T9">The reference </text:span><text:a xlink:type="simple" xlink:href="http://guides.rubyonrails.org/layouts_and_rendering.html"><text:span text:style-name="T21">RailsGuides: Layouts and Rendering in Rails</text:span></text:a><text:span text:style-name="T9"> explains more about using </text:span><text:span text:style-name="Source_20_Text"><text:span text:style-name="T16">yield</text:span></text:span><text:span text:style-name="T9"> and </text:span><text:span text:style-name="Source_20_Text"><text:span text:style-name="T16">content_for</text:span></text:span><text:span text:style-name="T9">.</text:span></text:p>
      <text:p text:style-name="P63"><text:line-break/><text:span text:style-name="T6">ERB Delimiters</text:span></text:p>
      <text:p text:style-name="P43"><text:span text:style-name="T6">d</text:span><text:span text:style-name="T5">isplay results:</text:span></text:p>
      <text:p text:style-name="P43"><text:span text:style-name="T5"><text:tab/>&lt;%= 2 + 2 %&gt;</text:span></text:p>
      <text:p text:style-name="P43"/>
      <text:p text:style-name="P43"><text:span text:style-name="T5">run code:</text:span></text:p>
      <text:p text:style-name="P43"><text:span text:style-name="T5"><text:tab/>&lt;% 3.times do %</text:span></text:p>
      <text:p text:style-name="P43"><text:span text:style-name="T5"><text:tab/><text:tab/>&lt;li&gt;list item&lt;/li&gt;</text:span></text:p>
      <text:p text:style-name="P43"><text:span text:style-name="T5"><text:tab/>&lt;% end %&gt;</text:span></text:p>
      <text:p text:style-name="P43"/>
      <text:p text:style-name="P43"><text:soft-page-break/><text:span text:style-name="T5">erb comment, does not execute, does not appear in output:</text:span></text:p>
      <text:p text:style-name="P43"><text:span text:style-name="T5"><text:tab/>&lt;%# this is a comment %&gt;</text:span></text:p>
      <text:p text:style-name="P43"/>
      <text:p text:style-name="P75"><text:span text:style-name="T5">Introducing View Helpers</text:span></text:p>
      <text:p text:style-name="P43"><text:span text:style-name="T5">meta tags, <text:s/>macros that expand e.g.:</text:span></text:p>
      <text:p text:style-name="P43"><text:span text:style-name="T5"><text:tab/>&lt;%= csrf_meta_tags %&gt;</text:span></text:p>
      <text:p text:style-name="P43"><text:span text:style-name="T5">expands to:</text:span></text:p>
      <text:p text:style-name="P124"/>
      <text:p text:style-name="P125"><text:span text:style-name="T38">&lt;meta content="authenticity_token" name="csrf-param" /&gt;</text:span></text:p>
      <text:p text:style-name="P125">&lt;meta content="NRPrgfuj5GAyylNpNxQaMHDypcOsu6dmh5DT1yET6hQ=" name="csrf-token" /&gt;</text:p>
      <text:p text:style-name="P97"/>
      <text:p text:style-name="P98">prevent Cross Site Request Forgery</text:p>
      <text:p text:style-name="P98"/>
      <text:p text:style-name="P76">The Rails Layout Gem</text:p>
      <text:p text:style-name="P46">rails generate layout:install simple --force</text:p>
      <text:p text:style-name="P45">…... <text:span text:style-name="T55">errors.... </text:span></text:p>
      <text:p text:style-name="P100">removed notes file from /lib/</text:p>
      <text:p text:style-name="P99"><text:span text:style-name="T55">removed figaro gem</text:span></text:p>
      <text:p text:style-name="P99"><text:span text:style-name="T56">removed file /config/initializers/figaro.rb</text:span></text:p>
      <text:p text:style-name="P101">Figaro.require_keys("GMAIL_USERNAME", "GMAIL_PASSWORD", "MAILCHIMP_API_KEY", </text:p>
      <text:p text:style-name="P101"><text:tab/>"DOMAIN_NAME", "MAILCHIMP_LIST_ID", "OWNER_EMAIL", "SALT", "SECRET_KEY_BASE")</text:p>
      <text:p text:style-name="P46"/>
      <text:p text:style-name="P47"><text:span text:style-name="T55">rails generate layout:install simple --force <text:s text:c="2"/></text:span>then worked</text:p>
      <text:p text:style-name="P47"/>
      <text:p text:style-name="P77">Basic Boilerplate</text:p>
      <text:p text:style-name="P77"><text:tab/><text:span text:style-name="T57">git hub updated</text:span></text:p>
      <text:p text:style-name="P77"/>
      <text:p text:style-name="P47"/>
      <text:p text:style-name="P77"/>
      <text:p text:style-name="P100"/>
      <text:p text:style-name="P76"/>
      <text:p text:style-name="P44"/>
      <text:p text:style-name="P75"><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Constantia" svg:font-family="Constantia, Palatino, 'Palatino Linotype', 'Palatino LT STD', Georgia, serif"/>
    <style:font-face style:name="Helvetica Neue" svg:font-family="'Helvetica Neue', Helvetica, Arial, sans-serif"/>
    <style:font-face style:name="Menlo" svg:font-family="Menlo, Monaco, Consolas,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6:06:32.540546625</meta:creation-date>
    <dc:date>2015-11-09T07:04:02.979261415</dc:date>
    <meta:editing-duration>P1DT16H9M12S</meta:editing-duration>
    <meta:editing-cycles>23</meta:editing-cycles>
    <meta:generator>LibreOffice/4.2.8.2$Linux_X86_64 LibreOffice_project/420m0$Build-2</meta:generator>
    <meta:document-statistic meta:table-count="3" meta:image-count="0" meta:object-count="0" meta:page-count="13" meta:paragraph-count="402" meta:word-count="3251" meta:character-count="20915" meta:non-whitespace-character-count="17812"/>
  </office:meta>
</office:document-meta>
</file>